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77cm"/>
    </style:style>
    <style:style style:name="co2" style:family="table-column">
      <style:table-column-properties fo:break-before="auto" style:column-width="1.268cm"/>
    </style:style>
    <style:style style:name="co3" style:family="table-column">
      <style:table-column-properties fo:break-before="auto" style:column-width="1.806cm"/>
    </style:style>
    <style:style style:name="co4" style:family="table-column">
      <style:table-column-properties fo:break-before="auto" style:column-width="1.549cm"/>
    </style:style>
    <style:style style:name="co5" style:family="table-column">
      <style:table-column-properties fo:break-before="auto" style:column-width="1.591cm"/>
    </style:style>
    <style:style style:name="co6" style:family="table-column">
      <style:table-column-properties fo:break-before="auto" style:column-width="4.323cm"/>
    </style:style>
    <style:style style:name="co7" style:family="table-column">
      <style:table-column-properties fo:break-before="auto" style:column-width="1.827cm"/>
    </style:style>
    <style:style style:name="co8" style:family="table-column">
      <style:table-column-properties fo:break-before="auto" style:column-width="1.526cm"/>
    </style:style>
    <style:style style:name="co9" style:family="table-column">
      <style:table-column-properties fo:break-before="auto" style:column-width="1.355cm"/>
    </style:style>
    <style:style style:name="co10" style:family="table-column">
      <style:table-column-properties fo:break-before="auto" style:column-width="1.871cm"/>
    </style:style>
    <style:style style:name="co11" style:family="table-column">
      <style:table-column-properties fo:break-before="auto" style:column-width="0.924cm"/>
    </style:style>
    <style:style style:name="co12" style:family="table-column">
      <style:table-column-properties fo:break-before="auto" style:column-width="0.974cm"/>
    </style:style>
    <style:style style:name="co13" style:family="table-column">
      <style:table-column-properties fo:break-before="auto" style:column-width="1.095cm"/>
    </style:style>
    <style:style style:name="co14" style:family="table-column">
      <style:table-column-properties fo:break-before="auto" style:column-width="1.074cm"/>
    </style:style>
    <style:style style:name="co15" style:family="table-column">
      <style:table-column-properties fo:break-before="auto" style:column-width="1.849cm"/>
    </style:style>
    <style:style style:name="co16" style:family="table-column">
      <style:table-column-properties fo:break-before="auto" style:column-width="1.709cm"/>
    </style:style>
    <style:style style:name="co17" style:family="table-column">
      <style:table-column-properties fo:break-before="auto" style:column-width="1.513cm"/>
    </style:style>
    <style:style style:name="co18" style:family="table-column">
      <style:table-column-properties fo:break-before="auto" style:column-width="8.324cm"/>
    </style:style>
    <style:style style:name="co19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1.542cm"/>
    </style:style>
    <style:style style:name="co21" style:family="table-column">
      <style:table-column-properties fo:break-before="auto" style:column-width="1.457cm"/>
    </style:style>
    <style:style style:name="co22" style:family="table-column">
      <style:table-column-properties fo:break-before="auto" style:column-width="5.129cm"/>
    </style:style>
    <style:style style:name="co23" style:family="table-column">
      <style:table-column-properties fo:break-before="auto" style:column-width="1.568cm"/>
    </style:style>
    <style:style style:name="co24" style:family="table-column">
      <style:table-column-properties fo:break-before="auto" style:column-width="1.794cm"/>
    </style:style>
    <style:style style:name="co25" style:family="table-column">
      <style:table-column-properties fo:break-before="auto" style:column-width="5.241cm"/>
    </style:style>
    <style:style style:name="co26" style:family="table-column">
      <style:table-column-properties fo:break-before="auto" style:column-width="1.205cm"/>
    </style:style>
    <style:style style:name="co27" style:family="table-column">
      <style:table-column-properties fo:break-before="auto" style:column-width="1.933cm"/>
    </style:style>
    <style:style style:name="co28" style:family="table-column">
      <style:table-column-properties fo:break-before="auto" style:column-width="1.092cm"/>
    </style:style>
    <style:style style:name="co29" style:family="table-column">
      <style:table-column-properties fo:break-before="auto" style:column-width="1.035cm"/>
    </style:style>
    <style:style style:name="co30" style:family="table-column">
      <style:table-column-properties fo:break-before="auto" style:column-width="0.953cm"/>
    </style:style>
    <style:style style:name="co31" style:family="table-column">
      <style:table-column-properties fo:break-before="auto" style:column-width="1.766cm"/>
    </style:style>
    <style:style style:name="co32" style:family="table-column">
      <style:table-column-properties fo:break-before="auto" style:column-width="10.511cm"/>
    </style:style>
    <style:style style:name="co33" style:family="table-column">
      <style:table-column-properties fo:break-before="auto" style:column-width="5.353cm"/>
    </style:style>
    <style:style style:name="co34" style:family="table-column">
      <style:table-column-properties fo:break-before="auto" style:column-width="1.372cm"/>
    </style:style>
    <style:style style:name="co35" style:family="table-column">
      <style:table-column-properties fo:break-before="auto" style:column-width="1.653cm"/>
    </style:style>
    <style:style style:name="co36" style:family="table-column">
      <style:table-column-properties fo:break-before="auto" style:column-width="1.905cm"/>
    </style:style>
    <style:style style:name="co37" style:family="table-column">
      <style:table-column-properties fo:break-before="auto" style:column-width="1.344cm"/>
    </style:style>
    <style:style style:name="co38" style:family="table-column">
      <style:table-column-properties fo:break-before="auto" style:column-width="4.96cm"/>
    </style:style>
    <style:style style:name="co39" style:family="table-column">
      <style:table-column-properties fo:break-before="auto" style:column-width="1.401cm"/>
    </style:style>
    <style:style style:name="co40" style:family="table-column">
      <style:table-column-properties fo:break-before="auto" style:column-width="1.064cm"/>
    </style:style>
    <style:style style:name="co41" style:family="table-column">
      <style:table-column-properties fo:break-before="auto" style:column-width="1.261cm"/>
    </style:style>
    <style:style style:name="co42" style:family="table-column">
      <style:table-column-properties fo:break-before="auto" style:column-width="1.82cm"/>
    </style:style>
    <style:style style:name="co43" style:family="table-column">
      <style:table-column-properties fo:break-before="auto" style:column-width="12.668cm"/>
    </style:style>
    <style:style style:name="co44" style:family="table-column">
      <style:table-column-properties fo:break-before="auto" style:column-width="6.473cm"/>
    </style:style>
    <style:style style:name="co45" style:family="table-column">
      <style:table-column-properties fo:break-before="auto" style:column-width="1.485cm"/>
    </style:style>
    <style:style style:name="co46" style:family="table-column">
      <style:table-column-properties fo:break-before="auto" style:column-width="1.737cm"/>
    </style:style>
    <style:style style:name="co47" style:family="table-column">
      <style:table-column-properties fo:break-before="auto" style:column-width="6.726cm"/>
    </style:style>
    <style:style style:name="co48" style:family="table-column">
      <style:table-column-properties fo:break-before="auto" style:column-width="2.381cm"/>
    </style:style>
    <style:style style:name="co49" style:family="table-column">
      <style:table-column-properties fo:break-before="auto" style:column-width="1.596cm"/>
    </style:style>
    <style:style style:name="co50" style:family="table-column">
      <style:table-column-properties fo:break-before="auto" style:column-width="1.429cm"/>
    </style:style>
    <style:style style:name="co51" style:family="table-column">
      <style:table-column-properties fo:break-before="auto" style:column-width="1.681cm"/>
    </style:style>
    <style:style style:name="co52" style:family="table-column">
      <style:table-column-properties fo:break-before="auto" style:column-width="11.744cm"/>
    </style:style>
    <style:style style:name="co53" style:family="table-column">
      <style:table-column-properties fo:break-before="auto" style:column-width="6.81cm"/>
    </style:style>
    <style:style style:name="co54" style:family="table-column">
      <style:table-column-properties fo:break-before="auto" style:column-width="1.961cm"/>
    </style:style>
    <style:style style:name="co55" style:family="table-column">
      <style:table-column-properties fo:break-before="auto" style:column-width="1.625cm"/>
    </style:style>
    <style:style style:name="co56" style:family="table-column">
      <style:table-column-properties fo:break-before="auto" style:column-width="6.643cm"/>
    </style:style>
    <style:style style:name="co57" style:family="table-column">
      <style:table-column-properties fo:break-before="auto" style:column-width="2.325cm"/>
    </style:style>
    <style:style style:name="co58" style:family="table-column">
      <style:table-column-properties fo:break-before="auto" style:column-width="1.316cm"/>
    </style:style>
    <style:style style:name="co59" style:family="table-column">
      <style:table-column-properties fo:break-before="auto" style:column-width="11.296cm"/>
    </style:style>
    <style:style style:name="co60" style:family="table-column">
      <style:table-column-properties fo:break-before="auto" style:column-width="5.269cm"/>
    </style:style>
    <style:style style:name="co61" style:family="table-column">
      <style:table-column-properties fo:break-before="auto" style:column-width="5.914cm"/>
    </style:style>
    <style:style style:name="co62" style:family="table-column">
      <style:table-column-properties fo:break-before="auto" style:column-width="1.99cm"/>
    </style:style>
    <style:style style:name="co63" style:family="table-column">
      <style:table-column-properties fo:break-before="auto" style:column-width="1.288cm"/>
    </style:style>
    <style:style style:name="co64" style:family="table-column">
      <style:table-column-properties fo:break-before="auto" style:column-width="8.296cm"/>
    </style:style>
    <style:style style:name="ro1" style:family="table-row">
      <style:table-row-properties style:row-height="0.903cm" fo:break-before="auto" style:use-optimal-row-height="true"/>
    </style:style>
    <style:style style:name="ro2" style:family="table-row">
      <style:table-row-properties style:row-height="0.998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328cm" fo:break-before="auto" style:use-optimal-row-height="true"/>
    </style:style>
    <style:style style:name="ro5" style:family="table-row">
      <style:table-row-properties style:row-height="1.653cm" fo:break-before="auto" style:use-optimal-row-height="false"/>
    </style:style>
    <style:style style:name="ro6" style:family="table-row">
      <style:table-row-properties style:row-height="1.326cm" fo:break-before="auto" style:use-optimal-row-height="false"/>
    </style:style>
    <style:style style:name="ro7" style:family="table-row">
      <style:table-row-properties style:row-height="1.302cm" fo:break-before="auto" style:use-optimal-row-height="false"/>
    </style:style>
    <style:style style:name="ro8" style:family="table-row">
      <style:table-row-properties style:row-height="1.755cm" fo:break-before="auto" style:use-optimal-row-height="true"/>
    </style:style>
    <style:style style:name="ro9" style:family="table-row">
      <style:table-row-properties style:row-height="2.18cm" fo:break-before="auto" style:use-optimal-row-height="true"/>
    </style:style>
    <style:style style:name="ro10" style:family="table-row">
      <style:table-row-properties style:row-height="0.956cm" fo:break-before="auto" style:use-optimal-row-height="false"/>
    </style:style>
    <style:style style:name="ro11" style:family="table-row">
      <style:table-row-properties style:row-height="2.605cm" fo:break-before="auto" style:use-optimal-row-height="true"/>
    </style:style>
    <style:style style:name="ro12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0.623cm" fo:break-before="auto" style:use-optimal-row-height="true"/>
    </style:style>
    <style:style style:name="ro14" style:family="table-row">
      <style:table-row-properties style:row-height="1.316cm" fo:break-before="auto" style:use-optimal-row-height="true"/>
    </style:style>
    <style:style style:name="ro15" style:family="table-row">
      <style:table-row-properties style:row-height="1.737cm" fo:break-before="auto" style:use-optimal-row-height="true"/>
    </style:style>
    <style:style style:name="ro16" style:family="table-row">
      <style:table-row-properties style:row-height="2.157cm" fo:break-before="auto" style:use-optimal-row-height="true"/>
    </style:style>
    <style:style style:name="ro17" style:family="table-row">
      <style:table-row-properties style:row-height="2.579cm" fo:break-before="auto" style:use-optimal-row-height="true"/>
    </style:style>
    <style:style style:name="ta1" style:family="table" style:master-page-name="Default">
      <style:table-properties table:display="true" style:writing-mode="lr-tb" tableooo:tab-color="#ff950e"/>
    </style:style>
    <style:style style:name="ta2" style:family="table" style:master-page-name="Default">
      <style:table-properties table:display="true" style:writing-mode="lr-tb" tableooo:tab-color="#dc2300"/>
    </style:style>
    <style:style style:name="ta3" style:family="table" style:master-page-name="Default">
      <style:table-properties table:display="true" style:writing-mode="lr-tb" tableooo:tab-color="#00ffff"/>
    </style:style>
    <style:style style:name="ta4" style:family="table" style:master-page-name="Default">
      <style:table-properties table:display="true" style:writing-mode="lr-tb" tableooo:tab-color="#00ff00"/>
    </style:style>
    <style:style style:name="ta5" style:family="table" style:master-page-name="Default">
      <style:table-properties table:display="true" style:writing-mode="lr-tb" tableooo:tab-color="#6b4794"/>
    </style:style>
    <style:style style:name="ta6" style:family="table" style:master-page-name="Default">
      <style:table-properties table:display="true" style:writing-mode="lr-tb" tableooo:tab-color="#dddddd"/>
    </style:style>
    <style:style style:name="ta7" style:family="table" style:master-page-name="Default">
      <style:table-properties table:display="true" style:writing-mode="lr-tb" tableooo:tab-color="#801900"/>
    </style:style>
    <style:style style:name="ta8" style:family="table" style:master-page-name="Default">
      <style:table-properties table:display="true" style:writing-mode="lr-tb" tableooo:tab-color="#009933"/>
    </style:style>
    <style:style style:name="ta9" style:family="table" style:master-page-name="Default">
      <style:table-properties table:display="true" style:writing-mode="lr-tb" tableooo:tab-color="#808080"/>
    </style:style>
    <style:style style:name="ta10" style:family="table" style:master-page-name="Default">
      <style:table-properties table:display="true" style:writing-mode="lr-tb" tableooo:tab-color="#00ccff"/>
    </style:style>
    <style:style style:name="ta11" style:family="table" style:master-page-name="Default">
      <style:table-properties table:display="true" style:writing-mode="lr-tb" tableooo:tab-color="#ffcc00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</style:style>
    <style:style style:name="ce2" style:family="table-cell" style:parent-style-name="Default">
      <style:table-cell-properties fo:background-color="#ff950e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66cc00" style:text-align-source="fix" style:repeat-content="false" fo:border="0.002cm solid #000000"/>
      <style:paragraph-properties fo:text-align="start" fo:margin-left="0cm"/>
    </style:style>
    <style:style style:name="ce4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</style:style>
    <style:style style:name="ce12" style:family="table-cell" style:parent-style-name="Default">
      <style:table-cell-properties fo:background-color="#dc23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dc2300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6" style:family="table-cell" style:parent-style-name="Default">
      <style:table-cell-properties fo:background-color="#00d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00d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3deb3d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20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9966cc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9966c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>
      <style:table-cell-properties fo:background-color="#99ff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99ff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6" style:family="table-cell" style:parent-style-name="Default">
      <style:table-cell-properties fo:background-color="#00cc00" style:text-align-source="fix" style:repeat-content="false" fo:border="0.002cm solid #000000"/>
      <style:paragraph-properties fo:text-align="start" fo:margin-left="0cm"/>
    </style:style>
    <style:style style:name="ce27" style:family="table-cell" style:parent-style-name="Default">
      <style:table-cell-properties fo:background-color="#66ff00" style:text-align-source="fix" style:repeat-content="false" fo:border="0.002cm solid #000000"/>
      <style:paragraph-properties fo:text-align="start" fo:margin-left="0cm"/>
    </style:style>
    <style:style style:name="ce28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29" style:family="table-cell" style:parent-style-name="Default">
      <style:table-cell-properties fo:background-color="#00cc33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80808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#66c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ffcc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Federated Sun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number-columns-repeated="1004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Structure</text:p>
          </table:table-cell>
          <table:table-cell table:style-name="ce6" office:value-type="string">
            <text:p>Engine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C3</text:p>
          </table:table-cell>
          <table:table-cell table:style-name="ce6" office:value-type="string">
            <text:p>Role/Notes</text:p>
          </table:table-cell>
          <table:table-cell table:style-name="ce6" office:value-type="string">
            <text:p>Era</text:p>
          </table:table-cell>
          <table:table-cell table:style-name="ce6" table:number-columns-repeated="1003"/>
        </table:table-row>
        <table:table-row table:style-name="ro2">
          <table:table-cell table:style-name="ce2" office:value-type="string">
            <text:p>FEDERATED SUNS</text:p>
          </table:table-cell>
          <table:table-cell table:style-name="ce7" table:number-columns-spanned="19" table:number-rows-spanned="1"/>
          <table:covered-table-cell table:number-columns-repeated="3" table:style-name="ce7"/>
          <table:covered-table-cell table:style-name="ce7" office:value-type="string">
            <text:p>Engine</text:p>
          </table:covered-table-cell>
          <table:covered-table-cell table:number-columns-repeated="14" table:style-name="ce7"/>
          <table:table-cell table:style-name="ce7" table:number-columns-repeated="1004"/>
        </table:table-row>
        <table:table-row table:style-name="ro3">
          <table:table-cell table:style-name="ce1" office:value-type="string">
            <text:p>LIGHT 6</text:p>
          </table:table-cell>
          <table:table-cell table:style-name="ce6" table:number-columns-repeated="1023"/>
        </table:table-row>
        <table:table-row table:style-name="ro1">
          <table:table-cell table:style-name="ce3" office:value-type="string">
            <text:p>Locust LCT-3D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2.5 FF</text:p>
            <text:p>(44)</text:p>
          </table:table-cell>
          <table:table-cell table:style-name="ce8" office:value-type="string">
            <text:p>Endo</text:p>
          </table:table-cell>
          <table:table-cell table:style-name="ce8" office:value-type="string">
            <text:p>Std</text:p>
          </table:table-cell>
          <table:table-cell table:style-name="ce8" office:value-type="float" office:value="436">
            <text:p>436</text:p>
          </table:table-cell>
          <table:table-cell table:style-name="ce8" office:value-type="string">
            <text:p>2 x LRM-5 (1t)</text:p>
          </table:table-cell>
          <table:table-cell table:style-name="ce8" office:value-type="string">
            <text:p>10 Single</text:p>
          </table:table-cell>
          <table:table-cell table:style-name="ce8" table:number-columns-repeated="10"/>
          <table:table-cell table:style-name="ce8" office:value-type="string">
            <text:p>Missile Support</text:p>
          </table:table-cell>
          <table:table-cell table:style-name="ce8" office:value-type="float" office:value="3051">
            <text:p>3051</text:p>
          </table:table-cell>
          <table:table-cell table:style-name="ce8" table:number-columns-repeated="1003"/>
        </table:table-row>
        <table:table-row table:style-name="ro1">
          <table:table-cell table:style-name="ce3" office:value-type="string">
            <text:p>Fireball ALM-9D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70">
            <text:p>170</text:p>
          </table:table-cell>
          <table:table-cell table:style-name="ce8" office:value-type="string">
            <text:p>4.5 Std</text:p>
            <text:p>(69)</text:p>
          </table:table-cell>
          <table:table-cell table:style-name="ce8" office:value-type="string">
            <text:p>Endo</text:p>
          </table:table-cell>
          <table:table-cell table:style-name="ce8" office:value-type="string">
            <text:p>XL</text:p>
          </table:table-cell>
          <table:table-cell table:style-name="ce8" office:value-type="float" office:value="527">
            <text:p>527</text:p>
          </table:table-cell>
          <table:table-cell table:style-name="ce8" office:value-type="string">
            <text:p>1 x SSRM-2 (1t)</text:p>
            <text:p>1 x MBL</text:p>
          </table:table-cell>
          <table:table-cell table:style-name="ce8" office:value-type="string">
            <text:p>10 Single</text:p>
          </table:table-cell>
          <table:table-cell table:style-name="ce8" table:number-columns-repeated="10"/>
          <table:table-cell table:style-name="ce8" office:value-type="string">
            <text:p>Scout</text:p>
          </table:table-cell>
          <table:table-cell table:style-name="ce8" office:value-type="float" office:value="3054">
            <text:p>3054</text:p>
          </table:table-cell>
          <table:table-cell table:style-name="ce8" table:number-columns-repeated="1003"/>
        </table:table-row>
        <table:table-row table:style-name="ro1">
          <table:table-cell table:style-name="ce3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table:number-columns-repeated="2" office:value-type="string">
            <text:p>Std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office:value-type="float" office:value="3050">
            <text:p>3050</text:p>
          </table:table-cell>
          <table:table-cell table:number-columns-repeated="1003"/>
        </table:table-row>
        <table:table-row table:style-name="ro4">
          <table:table-cell table:style-name="ce3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5"/>
          <table:table-cell office:value-type="string">
            <text:p>Scout (Ewar)</text:p>
          </table:table-cell>
          <table:table-cell office:value-type="float" office:value="3053">
            <text:p>3053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873">
            <text:p>873</text:p>
          </table:table-cell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2"/>
          <table:table-cell table:style-name="Default"/>
          <table:table-cell table:number-columns-repeated="7"/>
          <table:table-cell office:value-type="string">
            <text:p>Brawl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807">
            <text:p>807</text:p>
          </table:table-cell>
          <table:table-cell office:value-type="string">
            <text:p>1 x LRM-10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MEDIUM 6</text:p>
          </table:table-cell>
          <table:table-cell table:style-name="ce6" table:number-columns-repeated="1023"/>
        </table:table-row>
        <table:table-row table:style-name="ro5">
          <table:table-cell table:style-name="ce3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7"/>
          <table:table-cell office:value-type="string">
            <text:p>Missile Support</text:p>
          </table:table-cell>
          <table:table-cell office:value-type="float" office:value="3062">
            <text:p>3062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string">
            <text:p>Std</text:p>
          </table:table-cell>
          <table:table-cell office:value-type="string">
            <text:p>Light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office:value-type="float" office:value="3067">
            <text:p>3067</text:p>
          </table:table-cell>
          <table:table-cell table:number-columns-repeated="1003"/>
        </table:table-row>
        <table:table-row table:style-name="ro4">
          <table:table-cell table:style-name="ce4" office:value-type="string">
            <text:p>Enforcer III ENF-6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460">
            <text:p>1460</text:p>
          </table:table-cell>
          <table:table-cell office:value-type="string">
            <text:p>1 x UAC-10 (2t)</text:p>
            <text:p>1 x ERLBL</text:p>
            <text:p>1 x ER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3"/>
        </table:table-row>
        <table:table-row table:style-name="ro6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10"/>
          <table:table-cell office:value-type="string">
            <text:p>Juggernaut</text:p>
          </table:table-cell>
          <table:table-cell office:value-type="float" office:value="2572">
            <text:p>2572</text:p>
          </table:table-cell>
          <table:table-cell table:number-columns-repeated="1003"/>
        </table:table-row>
        <table:table-row table:style-name="ro7">
          <table:table-cell table:style-name="ce4" office:value-type="string">
            <text:p>Dervish DV-7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412">
            <text:p>1412</text:p>
          </table:table-cell>
          <table:table-cell office:value-type="string">
            <text:p>2 x LRM-10 (2t)</text:p>
            <text:p>2 x MBL</text:p>
            <text:p>2 x SSRM-2 (2t)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62">
            <text:p>3062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HEAVY 7</text:p>
          </table:table-cell>
          <table:table-cell table:style-name="ce6" table:number-columns-repeated="1023"/>
        </table:table-row>
        <table:table-row table:style-name="ro8">
          <table:table-cell table:style-name="ce4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office:value-type="float" office:value="3132">
            <text:p>3132</text:p>
          </table:table-cell>
          <table:table-cell table:number-columns-repeated="1003"/>
        </table:table-row>
        <table:table-row table:style-name="ro4">
          <table:table-cell table:style-name="ce4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table:number-columns-repeated="2" office:value-type="string">
            <text:p>Std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10"/>
          <table:table-cell office:value-type="string">
            <text:p>Brawler</text:p>
          </table:table-cell>
          <table:table-cell office:value-type="float" office:value="2835">
            <text:p>2835</text:p>
          </table:table-cell>
          <table:table-cell table:number-columns-repeated="1003"/>
        </table:table-row>
        <table:table-row table:style-name="ro4">
          <table:table-cell table:style-name="ce3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niper</text:p>
          </table:table-cell>
          <table:table-cell office:value-type="float" office:value="3049">
            <text:p>3049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Brawler</text:p>
          </table:table-cell>
          <table:table-cell office:value-type="float" office:value="3060">
            <text:p>3060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table:number-columns-repeated="2" office:value-type="string">
            <text:p>Std</text:p>
          </table:table-cell>
          <table:table-cell office:value-type="float" office:value="1477">
            <text:p>1477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Missile Support</text:p>
          </table:table-cell>
          <table:table-cell office:value-type="float" office:value="2474">
            <text:p>2474</text:p>
          </table:table-cell>
          <table:table-cell table:number-columns-repeated="1003"/>
        </table:table-row>
        <table:table-row table:style-name="ro8">
          <table:table-cell table:style-name="ce4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8" table:number-columns-repeated="2"/>
          <table:table-cell table:style-name="ce8" office:value-type="string">
            <text:p>Slave</text:p>
          </table:table-cell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ASSAULT 7</text:p>
          </table:table-cell>
          <table:table-cell table:style-name="ce6" table:number-columns-repeated="1023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15 Std</text:p>
            <text:p>(240)</text:p>
          </table:table-cell>
          <table:table-cell table:number-columns-repeated="2" table:style-name="ce8" office:value-type="string">
            <text:p>Std</text:p>
          </table:table-cell>
          <table:table-cell table:style-name="ce8" office:value-type="float" office:value="1605">
            <text:p>1605</text:p>
          </table:table-cell>
          <table:table-cell table:style-name="ce8" office:value-type="string">
            <text:p>3 x PPC</text:p>
            <text:p>1 x SBL</text:p>
          </table:table-cell>
          <table:table-cell table:style-name="ce8" office:value-type="string">
            <text:p>28 Single</text:p>
          </table:table-cell>
          <table:table-cell table:style-name="ce8" table:number-columns-repeated="10"/>
          <table:table-cell table:style-name="ce8" office:value-type="string">
            <text:p>Sniper</text:p>
          </table:table-cell>
          <table:table-cell table:style-name="ce8" table:number-columns-repeated="1004"/>
        </table:table-row>
        <table:table-row table:style-name="ro4">
          <table:table-cell table:style-name="ce4" office:value-type="string">
            <text:p>Victor VTR-9B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60">
            <text:p>60</text:p>
          </table:table-cell>
          <table:table-cell table:style-name="ce10" office:value-type="string">
            <text:p>11.5 Std</text:p>
            <text:p>(200)</text:p>
          </table:table-cell>
          <table:table-cell table:number-columns-repeated="2" table:style-name="ce10" office:value-type="string">
            <text:p>Std</text:p>
          </table:table-cell>
          <table:table-cell table:style-name="ce10" office:value-type="float" office:value="1378">
            <text:p>1378</text:p>
          </table:table-cell>
          <table:table-cell table:style-name="ce10" office:value-type="string">
            <text:p>1 x AC/20 (3t)</text:p>
            <text:p>2 x MBL</text:p>
            <text:p>1 x SRM-4 (1t)</text:p>
          </table:table-cell>
          <table:table-cell table:style-name="ce10" office:value-type="string">
            <text:p>15 Single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9"/>
          <table:table-cell table:style-name="ce10" office:value-type="string">
            <text:p>Juggernaut</text:p>
          </table:table-cell>
          <table:table-cell table:style-name="ce8" office:value-type="float" office:value="2510">
            <text:p>2510</text:p>
          </table:table-cell>
          <table:table-cell table:style-name="ce8" table:number-columns-repeated="1003"/>
        </table:table-row>
        <table:table-row table:style-name="ro4">
          <table:table-cell table:style-name="ce4" office:value-type="string">
            <text:p>Victor VTR-11D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60">
            <text:p>60</text:p>
          </table:table-cell>
          <table:table-cell table:style-name="ce8" office:value-type="string">
            <text:p>14.5 Std</text:p>
            <text:p>(232)</text:p>
          </table:table-cell>
          <table:table-cell table:style-name="ce8" office:value-type="string">
            <text:p>Endo</text:p>
          </table:table-cell>
          <table:table-cell table:style-name="ce8" office:value-type="string">
            <text:p>Light</text:p>
          </table:table-cell>
          <table:table-cell table:style-name="ce8" office:value-type="float" office:value="2021">
            <text:p>2021</text:p>
          </table:table-cell>
          <table:table-cell table:style-name="ce8" office:value-type="string">
            <text:p>1 x RAC/5 (3t)</text:p>
            <text:p>2 x ERLBL</text:p>
            <text:p>1 x SSRM-4 (1t)</text:p>
          </table:table-cell>
          <table:table-cell table:style-name="ce8" office:value-type="string">
            <text:p>15 Double</text:p>
          </table:table-cell>
          <table:table-cell table:style-name="ce8" office:value-type="float" office:value="4">
            <text:p>4</text:p>
          </table:table-cell>
          <table:table-cell table:style-name="ce8" table:number-columns-repeated="8"/>
          <table:table-cell table:style-name="ce8" office:value-type="string">
            <text:p>Slave</text:p>
          </table:table-cell>
          <table:table-cell table:style-name="ce8" office:value-type="string">
            <text:p>Brawler</text:p>
          </table:table-cell>
          <table:table-cell table:style-name="ce11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</table:table-row>
        <table:table-row table:style-name="ro4">
          <table:table-cell table:style-name="ce4" office:value-type="string">
            <text:p>Longbow LGB-12C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2.5 Std</text:p>
            <text:p>(200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686">
            <text:p>1686</text:p>
          </table:table-cell>
          <table:table-cell office:value-type="string">
            <text:p>2 x LRM-20 (5t)</text:p>
            <text:p>2 x LRM-15 (4t)</text:p>
            <text:p>3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08">
            <text:p>1808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10"/>
          <table:table-cell office:value-type="string">
            <text:p>Missile Support (Artillery)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table:number-columns-repeated="2" office:value-type="string">
            <text:p>Std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10"/>
          <table:table-cell office:value-type="string">
            <text:p>Juggernaut</text:p>
          </table:table-cell>
          <table:table-cell table:number-columns-repeated="1004"/>
        </table:table-row>
        <table:table-row table:style-name="ro8" table:number-rows-repeated="104854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raconis Combine" table:style-name="ta2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8"/>
        <table:table-column table:style-name="co16" table:default-cell-style-name="ce8"/>
        <table:table-column table:style-name="co20" table:default-cell-style-name="ce8"/>
        <table:table-column table:style-name="co18" table:default-cell-style-name="ce9"/>
        <table:table-column table:style-name="co19" table:number-columns-repeated="1004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Structure</text:p>
          </table:table-cell>
          <table:table-cell table:style-name="ce6" office:value-type="string">
            <text:p>Engine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C3</text:p>
          </table:table-cell>
          <table:table-cell table:style-name="ce6" office:value-type="string">
            <text:p>Role/Notes</text:p>
          </table:table-cell>
          <table:table-cell table:style-name="ce6" office:value-type="string">
            <text:p>Era</text:p>
          </table:table-cell>
          <table:table-cell table:style-name="ce6" table:number-columns-repeated="1003"/>
        </table:table-row>
        <table:table-row table:style-name="ro2">
          <table:table-cell table:style-name="ce12" office:value-type="string">
            <text:p>Draconis Combine</text:p>
          </table:table-cell>
          <table:table-cell table:style-name="ce13" table:number-columns-spanned="19" table:number-rows-spanned="1"/>
          <table:covered-table-cell table:number-columns-repeated="14" table:style-name="ce13"/>
          <table:covered-table-cell table:number-columns-repeated="3" table:style-name="ce14"/>
          <table:covered-table-cell table:style-name="ce13"/>
          <table:table-cell table:style-name="ce13" table:number-columns-repeated="1004"/>
        </table:table-row>
        <table:table-row table:style-name="ro3">
          <table:table-cell table:style-name="ce1" office:value-type="string">
            <text:p>LIGHT 7</text:p>
          </table:table-cell>
          <table:table-cell table:style-name="ce6" table:number-columns-repeated="1023"/>
        </table:table-row>
        <table:table-row table:style-name="ro1">
          <table:table-cell table:style-name="ce4" office:value-type="string">
            <text:p>Kabuto KBO-7A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4.5 Std</text:p>
            <text:p>(69)</text:p>
          </table:table-cell>
          <table:table-cell table:style-name="ce8" office:value-type="string">
            <text:p>Endo</text:p>
          </table:table-cell>
          <table:table-cell table:style-name="ce8" office:value-type="string">
            <text:p>XL</text:p>
          </table:table-cell>
          <table:table-cell table:style-name="ce8" office:value-type="float" office:value="524">
            <text:p>524</text:p>
          </table:table-cell>
          <table:table-cell table:style-name="ce8" office:value-type="string">
            <text:p>2 x SSRM-4 (1t)</text:p>
          </table:table-cell>
          <table:table-cell table:style-name="ce8" office:value-type="string">
            <text:p>10 Single</text:p>
          </table:table-cell>
          <table:table-cell table:style-name="ce8" table:number-columns-repeated="7"/>
          <table:table-cell table:number-columns-repeated="3"/>
          <table:table-cell table:style-name="ce8" office:value-type="string">
            <text:p>Scout</text:p>
          </table:table-cell>
          <table:table-cell table:style-name="ce8" office:value-type="float" office:value="3059">
            <text:p>3059</text:p>
          </table:table-cell>
          <table:table-cell table:style-name="ce6" table:number-columns-repeated="1003"/>
        </table:table-row>
        <table:table-row table:style-name="ro8">
          <table:table-cell table:style-name="ce4" office:value-type="string">
            <text:p>Raptor RTX1-O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Raptor RTX1-O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783">
            <text:p>783</text:p>
          </table:table-cell>
          <table:table-cell office:value-type="string">
            <text:p>2 x LBL</text:p>
            <text:p>3 x S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Sniper</text:p>
          </table:table-cell>
          <table:table-cell office:value-type="float" office:value="3052">
            <text:p>3052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Raptor RTX1-O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613">
            <text:p>613</text:p>
          </table:table-cell>
          <table:table-cell office:value-type="string">
            <text:p>3 x SRM-6 (2t)</text:p>
            <text:p>S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Striker</text:p>
          </table:table-cell>
          <table:table-cell office:value-type="float" office:value="3052">
            <text:p>3052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Spider SDR-7K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string">
            <text:p>Endo</text:p>
          </table:table-cell>
          <table:table-cell office:value-type="string">
            <text:p>Light</text:p>
          </table:table-cell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9"/>
          <table:table-cell office:value-type="string">
            <text:p>Scout</text:p>
          </table:table-cell>
          <table:table-cell office:value-type="float" office:value="3067">
            <text:p>3067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office:value-type="float" office:value="3053">
            <text:p>3053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MEDIUM 7</text:p>
          </table:table-cell>
          <table:table-cell table:style-name="ce6" table:number-columns-repeated="1023"/>
        </table:table-row>
        <table:table-row table:style-name="ro4">
          <table:table-cell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table:number-columns-repeated="2" office:value-type="string">
            <text:p>Std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10"/>
          <table:table-cell office:value-type="string">
            <text:p>Brawler/Multirole</text:p>
          </table:table-cell>
          <table:table-cell office:value-type="float" office:value="3053">
            <text:p>3053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office:value-type="float" office:value="3057">
            <text:p>3057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Strider SR1-O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910">
            <text:p>910</text:p>
          </table:table-cell>
          <table:table-cell office:value-type="string">
            <text:p>2 x LRM-10 (2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3"/>
        </table:table-row>
        <table:table-row table:style-name="ro8">
          <table:table-cell table:style-name="ce3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3"/>
        </table:table-row>
        <table:table-row table:style-name="ro4">
          <table:table-cell table:style-name="ce4"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Brawler</text:p>
          </table:table-cell>
          <table:table-cell office:value-type="float" office:value="3051">
            <text:p>3051</text:p>
          </table:table-cell>
          <table:table-cell table:number-columns-repeated="1003"/>
        </table:table-row>
        <table:table-row table:style-name="ro4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9" table:number-columns-repeated="3"/>
          <table:table-cell office:value-type="string">
            <text:p>Juggernaut</text:p>
          </table:table-cell>
          <table:table-cell table:style-name="ce15" office:value-type="float" office:value="2572">
            <text:p>2572</text:p>
          </table:table-cell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</table:table-row>
        <table:table-row table:style-name="ro4">
          <table:table-cell table:style-name="ce4"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lave</text:p>
          </table:table-cell>
          <table:table-cell office:value-type="string">
            <text:p>Skirmisher</text:p>
          </table:table-cell>
          <table:table-cell office:value-type="float" office:value="3059">
            <text:p>3059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HEAVY 7</text:p>
          </table:table-cell>
          <table:table-cell table:style-name="ce6" table:number-columns-repeated="1023"/>
        </table:table-row>
        <table:table-row table:style-name="ro4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10"/>
          <table:table-cell office:value-type="string">
            <text:p>Brawler</text:p>
          </table:table-cell>
          <table:table-cell office:value-type="float" office:value="3050">
            <text:p>3050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2561">
            <text:p>2561</text:p>
          </table:table-cell>
          <table:table-cell table:number-columns-repeated="1003"/>
        </table:table-row>
        <table:table-row table:style-name="ro4">
          <table:table-cell table:style-name="ce3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table:number-columns-repeated="2" office:value-type="string">
            <text:p>Std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10"/>
          <table:table-cell office:value-type="string">
            <text:p>Brawler</text:p>
          </table:table-cell>
          <table:table-cell office:value-type="float" office:value="3033">
            <text:p>3033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lave</text:p>
          </table:table-cell>
          <table:table-cell office:value-type="string">
            <text:p>Sniper</text:p>
          </table:table-cell>
          <table:table-cell office:value-type="float" office:value="3058">
            <text:p>3058</text:p>
          </table:table-cell>
          <table:table-cell table:number-columns-repeated="1003"/>
        </table:table-row>
        <table:table-row table:style-name="ro9">
          <table:table-cell table:style-name="ce4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3"/>
        </table:table-row>
        <table:table-row table:style-name="ro8">
          <table:table-cell table:style-name="ce4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Juggernaut</text:p>
          </table:table-cell>
          <table:table-cell office:value-type="float" office:value="3059">
            <text:p>3059</text:p>
          </table:table-cell>
          <table:table-cell table:number-columns-repeated="1003"/>
        </table:table-row>
        <table:table-row table:style-name="ro4">
          <table:table-cell table:style-name="ce4" office:value-type="string">
            <text:p>Avatar AV1-O B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96">
            <text:p>1496</text:p>
          </table:table-cell>
          <table:table-cell office:value-type="string">
            <text:p>2 x LRM-15 (6t)</text:p>
            <text:p>2 x LRM-10</text:p>
            <text:p>2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office:value-type="float" office:value="3059">
            <text:p>3059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ASSAULT 8</text:p>
          </table:table-cell>
          <table:table-cell table:style-name="ce6" table:number-columns-repeated="1023"/>
        </table:table-row>
        <table:table-row table:style-name="ro4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 (Artillery)</text:p>
          </table:table-cell>
          <table:table-cell office:value-type="float" office:value="3057">
            <text:p>3057</text:p>
          </table:table-cell>
          <table:table-cell table:number-columns-repeated="1003"/>
        </table:table-row>
        <table:table-row table:style-name="ro4">
          <table:table-cell table:style-name="ce4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10"/>
          <table:table-cell office:value-type="string">
            <text:p>Sniper</text:p>
          </table:table-cell>
          <table:table-cell office:value-type="float" office:value="3048">
            <text:p>3048</text:p>
          </table:table-cell>
          <table:table-cell table:number-columns-repeated="1003"/>
        </table:table-row>
        <table:table-row table:style-name="ro4">
          <table:table-cell table:style-name="ce4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lave</text:p>
          </table:table-cell>
          <table:table-cell office:value-type="string">
            <text:p>Brawler</text:p>
          </table:table-cell>
          <table:table-cell office:value-type="float" office:value="3060">
            <text:p>3060</text:p>
          </table:table-cell>
          <table:table-cell table:number-columns-repeated="1003"/>
        </table:table-row>
        <table:table-row table:style-name="ro8">
          <table:table-cell table:style-name="ce4"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10"/>
          <table:table-cell office:value-type="string">
            <text:p>Juggernaut</text:p>
          </table:table-cell>
          <table:table-cell office:value-type="float" office:value="3054">
            <text:p>3054</text:p>
          </table:table-cell>
          <table:table-cell table:number-columns-repeated="1003"/>
        </table:table-row>
        <table:table-row table:style-name="ro8">
          <table:table-cell table:style-name="ce4" office:value-type="string">
            <text:p>Sunder SD1-O A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2003">
            <text:p>2003</text:p>
          </table:table-cell>
          <table:table-cell office:value-type="string">
            <text:p>1 x Gauss (2t)</text:p>
            <text:p>1 x ERPPC</text:p>
            <text:p>3 x LRM-5 (2t)</text:p>
            <text:p>2 x MPL</text:p>
          </table:table-cell>
          <table:table-cell office:value-type="string">
            <text:p>15 Double</text:p>
          </table:table-cell>
          <table:table-cell table:number-columns-repeated="10"/>
          <table:table-cell office:value-type="string">
            <text:p>Sniper</text:p>
          </table:table-cell>
          <table:table-cell office:value-type="float" office:value="3054">
            <text:p>3054</text:p>
          </table:table-cell>
          <table:table-cell table:number-columns-repeated="1003"/>
        </table:table-row>
        <table:table-row table:style-name="ro8">
          <table:table-cell table:style-name="ce4" office:value-type="string">
            <text:p>Sunder SD1-O B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/>
          <table:table-cell office:value-type="string">
            <text:p>1 x LRM-20 (5t)</text:p>
            <text:p>1 x LRM-10</text:p>
            <text:p>2 x MPL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Master</text:p>
          </table:table-cell>
          <table:table-cell office:value-type="string">
            <text:p>Missile Support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Sunder SD1-O C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735">
            <text:p>1735</text:p>
          </table:table-cell>
          <table:table-cell office:value-type="string">
            <text:p>1 x MRM-40 (5t)</text:p>
            <text:p>1 x MRM-30</text:p>
            <text:p>2 x SSRM4 (1t)</text:p>
            <text:p>1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lave</text:p>
          </table:table-cell>
          <table:table-cell office:value-type="string">
            <text:p>Brawler</text:p>
          </table:table-cell>
          <table:table-cell office:value-type="float" office:value="3068">
            <text:p>3068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table:number-columns-repeated="2" office:value-type="string">
            <text:p>Std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aster</text:p>
          </table:table-cell>
          <table:table-cell office:value-type="string">
            <text:p>Sniper</text:p>
          </table:table-cell>
          <table:table-cell office:value-type="float" office:value="3055">
            <text:p>3055</text:p>
          </table:table-cell>
          <table:table-cell table:number-columns-repeated="100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yran Alliance" table:style-name="ta3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9"/>
        <table:table-column table:style-name="co19" table:number-columns-repeated="1004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Structure</text:p>
          </table:table-cell>
          <table:table-cell table:style-name="ce6" office:value-type="string">
            <text:p>Engine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C3</text:p>
          </table:table-cell>
          <table:table-cell table:style-name="ce6" office:value-type="string">
            <text:p>Role/Notes</text:p>
          </table:table-cell>
          <table:table-cell table:style-name="ce6" table:number-columns-repeated="1004"/>
        </table:table-row>
        <table:table-row table:style-name="ro2">
          <table:table-cell table:style-name="ce16" office:value-type="string">
            <text:p>Lyran Alliance</text:p>
          </table:table-cell>
          <table:table-cell table:style-name="ce17" table:number-columns-spanned="19" table:number-rows-spanned="1"/>
          <table:covered-table-cell table:number-columns-repeated="14" table:style-name="ce17"/>
          <table:covered-table-cell table:number-columns-repeated="3" table:style-name="ce14"/>
          <table:covered-table-cell table:style-name="ce17"/>
          <table:table-cell table:style-name="ce17" table:number-columns-repeated="1004"/>
        </table:table-row>
        <table:table-row table:style-name="ro3">
          <table:table-cell table:style-name="ce1" office:value-type="string">
            <text:p>LIGHT 7</text:p>
          </table:table-cell>
          <table:table-cell table:style-name="ce6" table:number-columns-repeated="1023"/>
        </table:table-row>
        <table:table-row table:style-name="ro1">
          <table:table-cell table:style-name="ce3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kirmisher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table:number-columns-repeated="2" office:value-type="string">
            <text:p>Std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cout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Commando COM-7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.5 Std</text:p>
            <text:p>(56)</text:p>
          </table:table-cell>
          <table:table-cell office:value-type="string">
            <text:p>Endo</text:p>
          </table:table-cell>
          <table:table-cell office:value-type="string">
            <text:p>Light</text:p>
          </table:table-cell>
          <table:table-cell office:value-type="float" office:value="658">
            <text:p>658</text:p>
          </table:table-cell>
          <table:table-cell office:value-type="string">
            <text:p>1 x SRM-4 (1t)</text:p>
            <text:p>2 x SSRM-2 (1t)</text:p>
            <text:p>2 x ER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style-name="ce9" table:number-columns-repeated="3"/>
          <table:table-cell office:value-type="string">
            <text:p>Scout (Ewar)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table:number-columns-repeated="2" office:value-type="string">
            <text:p>Std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MEDIUM 6</text:p>
          </table:table-cell>
          <table:table-cell table:style-name="ce6" table:number-columns-repeated="1023"/>
        </table:table-row>
        <table:table-row table:style-name="ro8">
          <table:table-cell table:style-name="ce3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arasser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string">
            <text:p>Endo</text:p>
          </table:table-cell>
          <table:table-cell office:value-type="string">
            <text:p>Light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HEAVY 6</text:p>
          </table:table-cell>
          <table:table-cell table:style-name="ce6" table:number-columns-repeated="1023"/>
        </table:table-row>
        <table:table-row table:style-name="ro1">
          <table:table-cell table:style-name="ce3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4">
          <table:table-cell table:style-name="ce3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6"/>
          <table:table-cell office:value-type="string">
            <text:p>Missile Support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lave</text:p>
          </table:table-cell>
          <table:table-cell office:value-type="string">
            <text:p>Skirmish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ASSAULT 9</text:p>
          </table:table-cell>
          <table:table-cell table:style-name="ce6" table:number-columns-repeated="1023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15 Std</text:p>
            <text:p>(240)</text:p>
          </table:table-cell>
          <table:table-cell table:number-columns-repeated="2" table:style-name="ce8" office:value-type="string">
            <text:p>Std</text:p>
          </table:table-cell>
          <table:table-cell table:style-name="ce8" office:value-type="float" office:value="1605">
            <text:p>1605</text:p>
          </table:table-cell>
          <table:table-cell table:style-name="ce8" office:value-type="string">
            <text:p>3 x PPC</text:p>
            <text:p>1 x SBL</text:p>
          </table:table-cell>
          <table:table-cell table:style-name="ce8" office:value-type="string">
            <text:p>28 Single</text:p>
          </table:table-cell>
          <table:table-cell table:style-name="ce8" table:number-columns-repeated="7"/>
          <table:table-cell table:number-columns-repeated="3"/>
          <table:table-cell table:style-name="ce8" office:value-type="string">
            <text:p>Sniper</text:p>
          </table:table-cell>
          <table:table-cell table:style-name="ce8" table:number-columns-repeated="1004"/>
        </table:table-row>
        <table:table-row table:style-name="ro4">
          <table:table-cell table:style-name="ce4"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table:number-columns-repeated="2" office:value-type="string">
            <text:p>Std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table:number-columns-repeated="2" office:value-type="string">
            <text:p>Std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4"/>
        </table:table-row>
        <table:table-row table:style-name="ro1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9" table:number-columns-repeated="3"/>
          <table:table-cell office:value-type="string">
            <text:p>Missile Support (Artillery)</text:p>
          </table:table-cell>
          <table:table-cell table:number-columns-repeated="1004"/>
        </table:table-row>
        <table:table-row table:style-name="ro9">
          <table:table-cell table:style-name="ce4"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string">
            <text:p>Std</text:p>
          </table:table-cell>
          <table:table-cell office:value-type="string">
            <text:p>Light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4"/>
        </table:table-row>
        <table:table-row table:style-name="ro9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string">
            <text:p>Std</text:p>
          </table:table-cell>
          <table:table-cell office:value-type="string">
            <text:p>Light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9"/>
          <table:table-cell office:value-type="string">
            <text:p>Juggernaut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Snip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string">
            <text:p>Std</text:p>
          </table:table-cell>
          <table:table-cell office:value-type="string">
            <text:p>Light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4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pellan Confederation" table:style-name="ta4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9"/>
        <table:table-column table:style-name="co19" table:number-columns-repeated="1004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Structure</text:p>
          </table:table-cell>
          <table:table-cell table:style-name="ce6" office:value-type="string">
            <text:p>Engine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C3</text:p>
          </table:table-cell>
          <table:table-cell table:style-name="ce6" office:value-type="string">
            <text:p>Role/Notes</text:p>
          </table:table-cell>
          <table:table-cell table:style-name="ce6" table:number-columns-repeated="1004"/>
        </table:table-row>
        <table:table-row table:style-name="ro2">
          <table:table-cell table:style-name="ce18" office:value-type="string">
            <text:p>Capellan Confeder.</text:p>
          </table:table-cell>
          <table:table-cell table:style-name="ce20" table:number-columns-spanned="19" table:number-rows-spanned="1"/>
          <table:covered-table-cell table:number-columns-repeated="14" table:style-name="ce20"/>
          <table:covered-table-cell table:number-columns-repeated="3" table:style-name="ce14"/>
          <table:covered-table-cell table:style-name="ce20"/>
          <table:table-cell table:style-name="ce20" table:number-columns-repeated="1004"/>
        </table:table-row>
        <table:table-row table:style-name="ro3">
          <table:table-cell table:style-name="ce1" office:value-type="string">
            <text:p>LIGHT 7</text:p>
          </table:table-cell>
          <table:table-cell table:style-name="ce6" table:number-columns-repeated="1023"/>
        </table:table-row>
        <table:table-row table:style-name="ro4">
          <table:table-cell table:style-name="ce11" office:value-type="string">
            <text:p>Cossack C-SK1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3 Std</text:p>
            <text:p>(48)</text:p>
          </table:table-cell>
          <table:table-cell table:style-name="ce8" office:value-type="string">
            <text:p>Endo</text:p>
          </table:table-cell>
          <table:table-cell table:style-name="ce8" office:value-type="string">
            <text:p>XL</text:p>
          </table:table-cell>
          <table:table-cell table:style-name="ce8" office:value-type="float" office:value="465">
            <text:p>465</text:p>
          </table:table-cell>
          <table:table-cell table:style-name="ce8" office:value-type="string">
            <text:p>1 x SRM-6 (1t)</text:p>
            <text:p>1 x MBL</text:p>
            <text:p>2 x SBL</text:p>
          </table:table-cell>
          <table:table-cell table:style-name="ce8" office:value-type="string">
            <text:p>10 Single</text:p>
          </table:table-cell>
          <table:table-cell table:style-name="ce8" office:value-type="float" office:value="6">
            <text:p>6</text:p>
          </table:table-cell>
          <table:table-cell table:style-name="ce8" table:number-columns-repeated="6"/>
          <table:table-cell table:number-columns-repeated="3"/>
          <table:table-cell table:style-name="ce8" office:value-type="string">
            <text:p>Skirmisher</text:p>
          </table:table-cell>
          <table:table-cell table:style-name="ce8" table:number-columns-repeated="1004"/>
        </table:table-row>
        <table:table-row table:style-name="ro4">
          <table:table-cell table:style-name="ce4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8" office:value-type="string">
            <text:p>3 Std</text:p>
            <text:p>(48)</text:p>
          </table:table-cell>
          <table:table-cell table:style-name="ce8" office:value-type="string">
            <text:p>Endo</text:p>
          </table:table-cell>
          <table:table-cell table:style-name="ce8" office:value-type="string">
            <text:p>Std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/>
          <table:table-cell office:value-type="string">
            <text:p>Yes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table:number-columns-repeated="2" office:value-type="string">
            <text:p>Std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4"/>
        </table:table-row>
        <table:table-row table:style-name="ro1">
          <table:table-cell table:style-name="ce11" office:value-type="string">
            <text:p>Anubis ABS-3L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Stlth</text:p>
            <text:p>(8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951">
            <text:p>951</text:p>
          </table:table-cell>
          <table:table-cell office:value-type="string">
            <text:p>4 x LRM-5 (1t)</text:p>
            <text:p>1 x ERSB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Missile Support</text:p>
          </table:table-cell>
          <table:table-cell table:number-columns-repeated="1004"/>
        </table:table-row>
        <table:table-row table:style-name="ro1">
          <table:table-cell office:value-type="string">
            <text:p>Firebee FRB-2E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table:number-columns-repeated="2" office:value-type="string">
            <text:p>Std</text:p>
          </table:table-cell>
          <table:table-cell office:value-type="float" office:value="808">
            <text:p>808</text:p>
          </table:table-cell>
          <table:table-cell office:value-type="string">
            <text:p>1 x LBL</text:p>
            <text:p>4 x SRM-2 (2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MEDIUM 6</text:p>
          </table:table-cell>
          <table:table-cell table:style-name="ce6" table:number-columns-repeated="1023"/>
        </table:table-row>
        <table:table-row table:style-name="ro1">
          <table:table-cell table:style-name="ce4"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5"/>
          <table:table-cell office:value-type="string">
            <text:p>Scout (Ewar)</text:p>
          </table:table-cell>
          <table:table-cell table:number-columns-repeated="1004"/>
        </table:table-row>
        <table:table-row table:style-name="ro1">
          <table:table-cell table:style-name="ce19"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Harass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Vindicator VND-3L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table:number-columns-repeated="2" office:value-type="string">
            <text:p>Std</text:p>
          </table:table-cell>
          <table:table-cell office:value-type="float" office:value="1105">
            <text:p>1105</text:p>
          </table:table-cell>
          <table:table-cell office:value-type="string">
            <text:p>1 x ERPPC</text:p>
            <text:p>1 x LRM-5 (1t)</text:p>
            <text:p>1 x MPL</text:p>
          </table:table-cell>
          <table:table-cell office:value-type="string">
            <text:p>15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4"/>
        </table:table-row>
        <table:table-row table:style-name="ro1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</text:p>
          </table:table-cell>
          <table:table-cell table:number-columns-repeated="1004"/>
        </table:table-row>
        <table:table-row table:style-name="ro6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9" table:number-columns-repeated="3"/>
          <table:table-cell office:value-type="string">
            <text:p>Brawler</text:p>
          </table:table-cell>
          <table:table-cell table:number-columns-repeated="1004"/>
        </table:table-row>
        <table:table-row table:style-name="ro10">
          <table:table-cell table:style-name="ce4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9" table:number-columns-repeated="3"/>
          <table:table-cell office:value-type="string">
            <text:p>Strik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HEAVY 6</text:p>
          </table:table-cell>
          <table:table-cell table:style-name="ce6" table:number-columns-repeated="1023"/>
        </table:table-row>
        <table:table-row table:style-name="ro1">
          <table:table-cell table:style-name="ce3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Missile Support (Artillery)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4"/>
        </table:table-row>
        <table:table-row table:style-name="ro4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Brawl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ASSAULT 7</text:p>
          </table:table-cell>
          <table:table-cell table:style-name="ce6" table:number-columns-repeated="1023"/>
        </table:table-row>
        <table:table-row table:style-name="ro4">
          <table:table-cell table:style-name="ce4" office:value-type="string">
            <text:p>Victor VTR-9B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60">
            <text:p>60</text:p>
          </table:table-cell>
          <table:table-cell table:style-name="ce10" office:value-type="string">
            <text:p>11.5 Std</text:p>
            <text:p>(200)</text:p>
          </table:table-cell>
          <table:table-cell table:number-columns-repeated="2" table:style-name="ce10" office:value-type="string">
            <text:p>Std</text:p>
          </table:table-cell>
          <table:table-cell table:style-name="ce10" office:value-type="float" office:value="1378">
            <text:p>1378</text:p>
          </table:table-cell>
          <table:table-cell table:style-name="ce10" office:value-type="string">
            <text:p>1 x AC/20 (3t)</text:p>
            <text:p>2 x MBL</text:p>
            <text:p>1 x SRM-4 (1t)</text:p>
          </table:table-cell>
          <table:table-cell table:style-name="ce10" office:value-type="string">
            <text:p>15 Single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9"/>
          <table:table-cell table:style-name="ce10" office:value-type="string">
            <text:p>Brawler</text:p>
          </table:table-cell>
          <table:table-cell table:style-name="ce8" office:value-type="float" office:value="2510">
            <text:p>2510</text:p>
          </table:table-cell>
          <table:table-cell table:style-name="ce21" table:number-columns-repeated="1003"/>
        </table:table-row>
        <table:table-row table:style-name="ro4">
          <table:table-cell table:style-name="ce4"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15 Std</text:p>
            <text:p>(240)</text:p>
          </table:table-cell>
          <table:table-cell table:number-columns-repeated="2" table:style-name="ce8" office:value-type="string">
            <text:p>Std</text:p>
          </table:table-cell>
          <table:table-cell table:style-name="ce8" office:value-type="float" office:value="1605">
            <text:p>1605</text:p>
          </table:table-cell>
          <table:table-cell table:style-name="ce8" office:value-type="string">
            <text:p>3 x PPC</text:p>
            <text:p>1 x SBL</text:p>
          </table:table-cell>
          <table:table-cell table:style-name="ce8" office:value-type="string">
            <text:p>28 Single</text:p>
          </table:table-cell>
          <table:table-cell table:style-name="ce8" table:number-columns-repeated="7"/>
          <table:table-cell table:number-columns-repeated="3"/>
          <table:table-cell table:style-name="ce8" office:value-type="string">
            <text:p>Snip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16">
            <text:p>1816</text:p>
          </table:table-cell>
          <table:table-cell office:value-type="string">
            <text:p>2 x LRM-20 (6t)</text:p>
            <text:p>1 x ERLBL</text:p>
            <text:p>5 x MPL</text:p>
          </table:table-cell>
          <table:table-cell office:value-type="string">
            <text:p>14 Double</text:p>
          </table:table-cell>
          <table:table-cell table:number-columns-repeated="7"/>
          <table:table-cell table:style-name="ce9"/>
          <table:table-cell table:style-name="ce9" office:value-type="string">
            <text:p>Yes</text:p>
          </table:table-cell>
          <table:table-cell table:style-name="ce9"/>
          <table:table-cell office:value-type="string">
            <text:p>Missile Support</text:p>
          </table:table-cell>
          <table:table-cell table:number-columns-repeated="1004"/>
        </table:table-row>
        <table:table-row table:style-name="ro9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office:value-type="string">
            <text:p>Pillager PLG-3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2697">
            <text:p>2697</text:p>
          </table:table-cell>
          <table:table-cell office:value-type="string">
            <text:p>2 x Gauss Rifle (6t)</text:p>
            <text:p>1 x LBL</text:p>
            <text:p>4 x 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office:value-type="string">
            <text:p>Pillager PLG-4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h</text:p>
            <text:p>(307)</text:p>
          </table:table-cell>
          <table:table-cell table:number-columns-repeated="2" office:value-type="string">
            <text:p>Std</text:p>
          </table:table-cell>
          <table:table-cell office:value-type="float" office:value="2868">
            <text:p>2868</text:p>
          </table:table-cell>
          <table:table-cell office:value-type="string">
            <text:p>2 x Gauss Rifle (5t)</text:p>
            <text:p>2 x ER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Sniper</text:p>
          </table:table-cell>
          <table:table-cell table:number-columns-repeated="100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ee Worlds League" table:style-name="ta5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9"/>
        <table:table-column table:style-name="co19" table:number-columns-repeated="1004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Structure</text:p>
          </table:table-cell>
          <table:table-cell table:style-name="ce6" office:value-type="string">
            <text:p>Engine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C3</text:p>
          </table:table-cell>
          <table:table-cell table:style-name="ce6" office:value-type="string">
            <text:p>Role/Notes</text:p>
          </table:table-cell>
          <table:table-cell table:style-name="ce6" table:number-columns-repeated="1004"/>
        </table:table-row>
        <table:table-row table:style-name="ro2">
          <table:table-cell table:style-name="ce22" office:value-type="string">
            <text:p>Free Worlds League</text:p>
          </table:table-cell>
          <table:table-cell table:style-name="ce23" table:number-columns-spanned="19" table:number-rows-spanned="1"/>
          <table:covered-table-cell table:number-columns-repeated="14" table:style-name="ce23"/>
          <table:covered-table-cell table:number-columns-repeated="3" table:style-name="ce14"/>
          <table:covered-table-cell table:style-name="ce23"/>
          <table:table-cell table:style-name="ce23" table:number-columns-repeated="1004"/>
        </table:table-row>
        <table:table-row table:style-name="ro3">
          <table:table-cell table:style-name="ce1" office:value-type="string">
            <text:p>LIGHT 6</text:p>
          </table:table-cell>
          <table:table-cell table:style-name="ce6" table:number-columns-repeated="1023"/>
        </table:table-row>
        <table:table-row table:style-name="ro1">
          <table:table-cell table:style-name="ce3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3"/>
          <table:table-cell office:value-type="string">
            <text:p>Scout</text:p>
          </table:table-cell>
          <table:table-cell table:number-columns-repeated="1004"/>
        </table:table-row>
        <table:table-row table:style-name="ro1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Spider SDR-7M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621">
            <text:p>621</text:p>
          </table:table-cell>
          <table:table-cell office:value-type="string">
            <text:p>2 x MPL</text:p>
          </table:table-cell>
          <table:table-cell office:value-type="string">
            <text:p>10 Single</text:p>
          </table:table-cell>
          <table:table-cell office:value-type="float" office:value="8">
            <text:p>8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4"/>
        </table:table-row>
        <table:table-row table:style-name="ro1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3"/>
        </table:table-row>
        <table:table-row table:style-name="ro4">
          <table:table-cell table:style-name="ce4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659">
            <text:p>659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6"/>
          <table:table-cell office:value-type="string">
            <text:p>Missile Support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MEDIUM 7</text:p>
          </table:table-cell>
          <table:table-cell table:style-name="ce6" table:number-columns-repeated="1023"/>
        </table:table-row>
        <table:table-row table:style-name="ro4">
          <table:table-cell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Harasser</text:p>
          </table:table-cell>
          <table:table-cell table:number-columns-repeated="1004"/>
        </table:table-row>
        <table:table-row table:style-name="ro4">
          <table:table-cell office:value-type="string">
            <text:p>Pheonix Hawk PXH-3M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307">
            <text:p>1307</text:p>
          </table:table-cell>
          <table:table-cell office:value-type="string">
            <text:p>2 x ERLBL</text:p>
            <text:p>2 x MPL</text:p>
            <text:p>1 x MG</text:p>
          </table:table-cell>
          <table:table-cell office:value-type="string">
            <text:p>10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Trebuchet TBT-5N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table:number-columns-repeated="2" office:value-type="string">
            <text:p>Std</text:p>
          </table:table-cell>
          <table:table-cell office:value-type="float" office:value="1191">
            <text:p>1191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Missile Support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table:number-columns-repeated="2" office:value-type="string">
            <text:p>Std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10"/>
          <table:table-cell office:value-type="string">
            <text:p>Brawl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10"/>
          <table:table-cell office:value-type="string">
            <text:p>Brawl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Dervish DV-6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table:number-columns-repeated="2" office:value-type="string">
            <text:p>Std</text:p>
          </table:table-cell>
          <table:table-cell office:value-type="float" office:value="1146">
            <text:p>1146</text:p>
          </table:table-cell>
          <table:table-cell office:value-type="string">
            <text:p>2 x LRM-10 (2t)</text:p>
            <text:p>2 x SRM-2 (2t)</text:p>
            <text:p>2 x M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4"/>
        </table:table-row>
        <table:table-row table:style-name="ro8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9" table:number-columns-repeated="3"/>
          <table:table-cell office:value-type="string">
            <text:p>Snip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HEAVY 8</text:p>
          </table:table-cell>
          <table:table-cell table:style-name="ce6" table:number-columns-repeated="1023"/>
        </table:table-row>
        <table:table-row table:style-name="ro1">
          <table:table-cell table:style-name="ce4"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</text:p>
          </table:table-cell>
          <table:table-cell table:number-columns-repeated="1004"/>
        </table:table-row>
        <table:table-row table:style-name="ro1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Skirmish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4"/>
        </table:table-row>
        <table:table-row table:style-name="ro9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table:number-columns-repeated="2" office:value-type="string">
            <text:p>Std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Orion ON1-MB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14">
            <text:p>1414</text:p>
          </table:table-cell>
          <table:table-cell office:value-type="string">
            <text:p>1 x Lt Gauss (1t)</text:p>
            <text:p>1 x LRM-20 (2t)</text:p>
            <text:p>1 x SRM-4 (2t)</text:p>
            <text:p>2 x ERMBL</text:p>
          </table:table-cell>
          <table:table-cell office:value-type="string">
            <text:p>11 Doub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6"/>
          <table:table-cell office:value-type="string">
            <text:p>Snip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ASSAULT 7</text:p>
          </table:table-cell>
          <table:table-cell table:style-name="ce6" table:number-columns-repeated="1023"/>
        </table:table-row>
        <table:table-row table:style-name="ro8">
          <table:table-cell table:style-name="ce4"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16">
            <text:p>1816</text:p>
          </table:table-cell>
          <table:table-cell office:value-type="string">
            <text:p>2 x LRM-20 (6t)</text:p>
            <text:p>1 x ERLBL</text:p>
            <text:p>5 x MPL</text:p>
          </table:table-cell>
          <table:table-cell office:value-type="string">
            <text:p>14 Double</text:p>
          </table:table-cell>
          <table:table-cell table:number-columns-repeated="7"/>
          <table:table-cell table:style-name="ce9"/>
          <table:table-cell table:style-name="ce9" office:value-type="string">
            <text:p>Yes</text:p>
          </table:table-cell>
          <table:table-cell table:style-name="ce9"/>
          <table:table-cell office:value-type="string">
            <text:p>Missile Support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08">
            <text:p>1808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9" table:number-columns-repeated="3"/>
          <table:table-cell office:value-type="string">
            <text:p>Missile Support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table:number-columns-repeated="2" office:value-type="string">
            <text:p>Std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table:number-columns-repeated="2" office:value-type="string">
            <text:p>Std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11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9">
          <table:table-cell office:value-type="string">
            <text:p>Grand Titan T-IT-N10M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18 Std</text:p>
            <text:p>(28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817">
            <text:p>1817</text:p>
          </table:table-cell>
          <table:table-cell office:value-type="string">
            <text:p>2 x LPL</text:p>
            <text:p>2 x MPL</text:p>
            <text:p>2 x SPL</text:p>
            <text:p>2 x SRM-6 (2t)</text:p>
            <text:p>1 x LRM-15 (2t)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008"/>
        </table:table-row>
        <table:table-row table:style-name="ro9" table:number-rows-repeated="104854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omStar" table:style-name="ta6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9"/>
        <table:table-column table:style-name="co19" table:number-columns-repeated="1004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Structure</text:p>
          </table:table-cell>
          <table:table-cell table:style-name="ce6" office:value-type="string">
            <text:p>Engine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C3</text:p>
          </table:table-cell>
          <table:table-cell table:style-name="ce6" office:value-type="string">
            <text:p>Role/Notes</text:p>
          </table:table-cell>
          <table:table-cell table:style-name="ce6" table:number-columns-repeated="1004"/>
        </table:table-row>
        <table:table-row table:style-name="ro2">
          <table:table-cell table:style-name="ce24" office:value-type="string">
            <text:p>ComStar</text:p>
          </table:table-cell>
          <table:table-cell table:style-name="ce25" table:number-columns-spanned="19" table:number-rows-spanned="1"/>
          <table:covered-table-cell table:number-columns-repeated="18" table:style-name="ce25"/>
          <table:table-cell table:style-name="ce25" table:number-columns-repeated="1004"/>
        </table:table-row>
        <table:table-row table:style-name="ro3">
          <table:table-cell table:style-name="ce1" office:value-type="string">
            <text:p>LIGHT 6</text:p>
          </table:table-cell>
          <table:table-cell table:style-name="ce6" table:number-columns-repeated="1023"/>
        </table:table-row>
        <table:table-row table:style-name="ro1">
          <table:table-cell table:style-name="ce11" office:value-type="string">
            <text:p>Mercury MCY-97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3 FF</text:p>
            <text:p>(53)</text:p>
          </table:table-cell>
          <table:table-cell table:number-columns-repeated="2" table:style-name="ce8" office:value-type="string">
            <text:p>Std</text:p>
          </table:table-cell>
          <table:table-cell table:style-name="ce8" office:value-type="float" office:value="586">
            <text:p>586</text:p>
          </table:table-cell>
          <table:table-cell table:style-name="ce8" office:value-type="string">
            <text:p>2 x MBL</text:p>
            <text:p>2 x SBL</text:p>
          </table:table-cell>
          <table:table-cell table:style-name="ce8" office:value-type="string">
            <text:p>10 Single</text:p>
          </table:table-cell>
          <table:table-cell table:style-name="ce8"/>
          <table:table-cell table:style-name="ce8" office:value-type="string">
            <text:p>Yes</text:p>
          </table:table-cell>
          <table:table-cell table:style-name="ce8" table:number-columns-repeated="5"/>
          <table:table-cell table:number-columns-repeated="3"/>
          <table:table-cell table:style-name="ce8" office:value-type="string">
            <text:p>Scout</text:p>
          </table:table-cell>
          <table:table-cell table:style-name="ce8" table:number-columns-repeated="1004"/>
        </table:table-row>
        <table:table-row table:style-name="ro1">
          <table:table-cell table:style-name="ce11" office:value-type="string">
            <text:p>Mongoose MON-66</text:p>
          </table:table-cell>
          <table:table-cell office:value-type="float" office:value="25">
            <text:p>25</text:p>
          </table:table-cell>
          <table:table-cell office:value-type="float" office:value="120">
            <text:p>120</text:p>
          </table:table-cell>
          <table:table-cell office:value-type="string">
            <text:p>5 FF</text:p>
            <text:p>(89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758">
            <text:p>758</text:p>
          </table:table-cell>
          <table:table-cell office:value-type="string">
            <text:p>3 x MBL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4"/>
          <table:table-cell office:value-type="string">
            <text:p>Skirmisher</text:p>
          </table:table-cell>
          <table:table-cell table:number-columns-repeated="1004"/>
        </table:table-row>
        <table:table-row table:style-name="ro1">
          <table:table-cell table:style-name="ce11" office:value-type="string">
            <text:p>Hermes HER-1S</text:p>
          </table:table-cell>
          <table:table-cell office:value-type="float" office:value="30">
            <text:p>30</text:p>
          </table:table-cell>
          <table:table-cell office:value-type="float" office:value="140">
            <text:p>140</text:p>
          </table:table-cell>
          <table:table-cell office:value-type="string">
            <text:p>5 FF</text:p>
            <text:p>(89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716">
            <text:p>716</text:p>
          </table:table-cell>
          <table:table-cell office:value-type="string">
            <text:p>2 x MBL</text:p>
            <text:p>1 x Flamer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cout</text:p>
          </table:table-cell>
          <table:table-cell table:number-columns-repeated="1004"/>
        </table:table-row>
        <table:table-row table:style-name="ro1">
          <table:table-cell table:style-name="ce11" office:value-type="string">
            <text:p>Hussar HSR-400-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611">
            <text:p>611</text:p>
          </table:table-cell>
          <table:table-cell office:value-type="string">
            <text:p>1 x LBX/10 (1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table:style-name="ce11" office:value-type="string">
            <text:p>Firefly FFL-4C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.5 Std</text:p>
            <text:p>(104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806">
            <text:p>806</text:p>
          </table:table-cell>
          <table:table-cell office:value-type="string">
            <text:p>3 x MPL</text:p>
            <text:p>1 x LRM-5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Juggernaut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MEDIUM 7</text:p>
          </table:table-cell>
          <table:table-cell table:style-name="ce6" table:number-columns-repeated="1023"/>
        </table:table-row>
        <table:table-row table:style-name="ro8">
          <table:table-cell table:style-name="ce11" office:value-type="string">
            <text:p>Wyvern WVE-9N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Std</text:p>
            <text:p>(128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067">
            <text:p>1067</text:p>
          </table:table-cell>
          <table:table-cell office:value-type="string">
            <text:p>1 x LPL</text:p>
            <text:p>1 x LRM-10 (1t)</text:p>
            <text:p>2 x MPL</text:p>
            <text:p>1 x SSRM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4"/>
        </table:table-row>
        <table:table-row table:style-name="ro4">
          <table:table-cell table:style-name="ce11" office:value-type="string">
            <text:p>Crab CRB-3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FF</text:p>
            <text:p>(161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509">
            <text:p>1509</text:p>
          </table:table-cell>
          <table:table-cell office:value-type="string">
            <text:p>2 x ERPPC</text:p>
            <text:p>1 x ERMBL</text:p>
            <text:p>1 x ERSBL</text:p>
          </table:table-cell>
          <table:table-cell office:value-type="string">
            <text:p>14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6"/>
          <table:table-cell office:value-type="string">
            <text:p>C3i</text:p>
          </table:table-cell>
          <table:table-cell office:value-type="string">
            <text:p>Sniper</text:p>
          </table:table-cell>
          <table:table-cell table:number-columns-repeated="1004"/>
        </table:table-row>
        <table:table-row table:style-name="ro4">
          <table:table-cell table:style-name="ce11" office:value-type="string">
            <text:p>Raijin RJN101-C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FF</text:p>
            <text:p>(152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389">
            <text:p>1389</text:p>
          </table:table-cell>
          <table:table-cell office:value-type="string">
            <text:p>1 x LPL</text:p>
            <text:p>3 x MPL</text:p>
            <text:p>SSRM-6 (1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C3i</text:p>
          </table:table-cell>
          <table:table-cell office:value-type="string">
            <text:p>Skirmisher</text:p>
          </table:table-cell>
          <table:table-cell table:number-columns-repeated="1004"/>
        </table:table-row>
        <table:table-row table:style-name="ro8">
          <table:table-cell table:style-name="ce11" office:value-type="string">
            <text:p>Grim Reaper GRM-R-PR29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FF</text:p>
            <text:p>(185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69">
            <text:p>1469</text:p>
          </table:table-cell>
          <table:table-cell office:value-type="string">
            <text:p>1 x ERLBL</text:p>
            <text:p>1 x MPL</text:p>
            <text:p>1 x SRM-6 (1t)</text:p>
            <text:p>1 x LRM-20 (2t)</text:p>
          </table:table-cell>
          <table:table-cell office:value-type="string">
            <text:p>10 Double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text:p>Brawl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HEAVY 8</text:p>
          </table:table-cell>
          <table:table-cell table:style-name="ce6" table:number-columns-repeated="1023"/>
        </table:table-row>
        <table:table-row table:style-name="ro1">
          <table:table-cell table:style-name="ce11" office:value-type="string">
            <text:p>Champion CHP-3P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503">
            <text:p>1503</text:p>
          </table:table-cell>
          <table:table-cell office:value-type="string">
            <text:p>1 x UAC10 (3t)</text:p>
            <text:p>4 x ERMBL</text:p>
          </table:table-cell>
          <table:table-cell office:value-type="string">
            <text:p>11 Double</text:p>
          </table:table-cell>
          <table:table-cell table:number-columns-repeated="3"/>
          <table:table-cell office:value-type="string">
            <text:p>Inarc</text:p>
          </table:table-cell>
          <table:table-cell table:number-columns-repeated="5"/>
          <table:table-cell office:value-type="string">
            <text:p>C3i</text:p>
          </table:table-cell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table:style-name="ce11" office:value-type="string">
            <text:p>Lancelot LNC25-01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9.5 Std</text:p>
            <text:p>(152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22">
            <text:p>1422</text:p>
          </table:table-cell>
          <table:table-cell office:value-type="string">
            <text:p>1 x PPC</text:p>
            <text:p>2 x LBL</text:p>
            <text:p>1 x MBL</text:p>
          </table:table-cell>
          <table:table-cell office:value-type="string">
            <text:p>13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1">
          <table:table-cell table:style-name="ce11" office:value-type="string">
            <text:p>Exterminator EXT-5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3 Std</text:p>
            <text:p>(20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532">
            <text:p>1532</text:p>
          </table:table-cell>
          <table:table-cell office:value-type="string">
            <text:p>4 x ERMBL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Inarc</text:p>
          </table:table-cell>
          <table:table-cell table:number-columns-repeated="5"/>
          <table:table-cell office:value-type="string">
            <text:p>C3i</text:p>
          </table:table-cell>
          <table:table-cell office:value-type="string">
            <text:p>Scout</text:p>
          </table:table-cell>
          <table:table-cell table:number-columns-repeated="1004"/>
        </table:table-row>
        <table:table-row table:style-name="ro4">
          <table:table-cell table:style-name="ce11" office:value-type="string">
            <text:p>Shootist ST-8C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FF</text:p>
            <text:p>(215)</text:p>
          </table:table-cell>
          <table:table-cell table:number-columns-repeated="2" office:value-type="string">
            <text:p>Std</text:p>
          </table:table-cell>
          <table:table-cell office:value-type="float" office:value="1528">
            <text:p>1528</text:p>
          </table:table-cell>
          <table:table-cell office:value-type="string">
            <text:p>1 x AC/20 (2t)</text:p>
            <text:p>1 x ERLBL</text:p>
            <text:p>2 x ER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C3i</text:p>
          </table:table-cell>
          <table:table-cell office:value-type="string">
            <text:p>Juggernaut</text:p>
          </table:table-cell>
          <table:table-cell table:number-columns-repeated="1004"/>
        </table:table-row>
        <table:table-row table:style-name="ro8">
          <table:table-cell table:style-name="ce11" office:value-type="string">
            <text:p>Excalibur EXC-CS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2174">
            <text:p>2174</text:p>
          </table:table-cell>
          <table:table-cell office:value-type="string">
            <text:p>1 x ERPPC</text:p>
            <text:p>1 x LRM-20 (3t)</text:p>
            <text:p>4 x ERMBL</text:p>
            <text:p>1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4"/>
        </table:table-row>
        <table:table-row table:style-name="ro8">
          <table:table-cell table:style-name="ce11" office:value-type="string">
            <text:p>Black Knight BL-9-KNT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2 x LBL</text:p>
            <text:p>1 x LPL</text:p>
            <text:p>4 x MPL</text:p>
          </table:table-cell>
          <table:table-cell office:value-type="string">
            <text:p>15 Double</text:p>
          </table:table-cell>
          <table:table-cell table:number-columns-repeated="10"/>
          <table:table-cell office:value-type="string">
            <text:p>Brawl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ASSAULT 7</text:p>
          </table:table-cell>
          <table:table-cell table:style-name="ce6" table:number-columns-repeated="1023"/>
        </table:table-row>
        <table:table-row table:style-name="ro1">
          <table:table-cell table:style-name="ce11" office:value-type="string">
            <text:p>Thug THG-12E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751">
            <text:p>1751</text:p>
          </table:table-cell>
          <table:table-cell office:value-type="string">
            <text:p>2 x ERPPC</text:p>
            <text:p>2 x SRM-6 (1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C3i</text:p>
          </table:table-cell>
          <table:table-cell table:number-columns-repeated="1005"/>
        </table:table-row>
        <table:table-row table:style-name="ro4">
          <table:table-cell table:style-name="ce11" office:value-type="string">
            <text:p>Spartan SPT-N3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4 Std</text:p>
            <text:p>(22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631">
            <text:p>1631</text:p>
          </table:table-cell>
          <table:table-cell office:value-type="string">
            <text:p>1 x ERPPC</text:p>
            <text:p>3 x ERMBL</text:p>
            <text:p>2 x SSRM-2 (2t)</text:p>
          </table:table-cell>
          <table:table-cell office:value-type="string">
            <text:p>16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C3i</text:p>
          </table:table-cell>
          <table:table-cell table:number-columns-repeated="1005"/>
        </table:table-row>
        <table:table-row table:style-name="ro8">
          <table:table-cell office:value-type="string">
            <text:p>King Crab KGC-00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6.5 FF</text:p>
            <text:p>(295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2221">
            <text:p>2221</text:p>
          </table:table-cell>
          <table:table-cell office:value-type="string">
            <text:p>2 x Gauss Rifle (4t)</text:p>
            <text:p>1 x LPL</text:p>
            <text:p>1 x LRM-15 (1t)</text:p>
            <text:p>2 x SSRM-2 (2t)</text:p>
          </table:table-cell>
          <table:table-cell office:value-type="string">
            <text:p>13 Single</text:p>
          </table:table-cell>
          <table:table-cell table:number-columns-repeated="1015"/>
        </table:table-row>
        <table:table-row table:style-name="ro4">
          <table:table-cell table:style-name="ce11" office:value-type="string">
            <text:p>King Crab KGC-00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2264">
            <text:p>2264</text:p>
          </table:table-cell>
          <table:table-cell office:value-type="string">
            <text:p>2 x LBX-20 (6t)</text:p>
            <text:p>1 x ERLBL</text:p>
            <text:p>2 x S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C3i</text:p>
          </table:table-cell>
          <table:table-cell table:number-columns-repeated="1005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lan Wolf" table:style-name="ta7" table:print="false">
        <table:table-column table:style-name="co22" table:default-cell-style-name="ce26"/>
        <table:table-column table:style-name="co17" table:default-cell-style-name="ce9"/>
        <table:table-column table:style-name="co23" table:default-cell-style-name="ce9"/>
        <table:table-column table:style-name="co24" table:default-cell-style-name="ce9"/>
        <table:table-column table:style-name="co23" table:default-cell-style-name="ce9"/>
        <table:table-column table:style-name="co25" table:default-cell-style-name="ce9"/>
        <table:table-column table:style-name="co19" table:default-cell-style-name="ce9"/>
        <table:table-column table:style-name="co21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9" table:default-cell-style-name="ce9"/>
        <table:table-column table:style-name="co30" table:number-columns-repeated="2" table:default-cell-style-name="ce9"/>
        <table:table-column table:style-name="co31" table:default-cell-style-name="ce8"/>
        <table:table-column table:style-name="co21" table:default-cell-style-name="ce8"/>
        <table:table-column table:style-name="co32" table:default-cell-style-name="ce9"/>
        <table:table-column table:style-name="co19" table:number-columns-repeated="1007" table:default-cell-style-name="Default"/>
        <table:table-row table:style-name="ro12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28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Role/Notes</text:p>
          </table:table-cell>
          <table:table-cell table:number-columns-repeated="1007"/>
        </table:table-row>
        <table:table-row table:style-name="ro13">
          <table:table-cell table:style-name="ce12" office:value-type="string" table:number-columns-spanned="1024" table:number-rows-spanned="1">
            <text:p>Clan Wolf</text:p>
          </table:table-cell>
          <table:covered-table-cell table:number-columns-repeated="13" table:style-name="ce13"/>
          <table:covered-table-cell table:number-columns-repeated="2" table:style-name="ce14"/>
          <table:covered-table-cell table:style-name="ce13"/>
          <table:covered-table-cell table:number-columns-repeated="1007"/>
        </table:table-row>
        <table:table-row table:style-name="ro3">
          <table:table-cell table:style-name="ce4" office:value-type="string">
            <text:p>LIGHT</text:p>
          </table:table-cell>
          <table:table-cell table:style-name="ce21" table:number-columns-repeated="16"/>
          <table:table-cell table:number-columns-repeated="1007"/>
        </table:table-row>
        <table:table-row table:style-name="ro12">
          <table:table-cell office:value-type="string">
            <text:p>Icestorm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string">
            <text:p>3.5 Std</text:p>
            <text:p>(56)</text:p>
          </table:table-cell>
          <table:table-cell office:value-type="float" office:value="728">
            <text:p>728</text:p>
          </table:table-cell>
          <table:table-cell office:value-type="string">
            <text:p>1 x ER MBL</text:p>
            <text:p>1 x SRM-2 (1t)</text:p>
          </table:table-cell>
          <table:table-cell office:value-type="string">
            <text:p>10 Sing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Scout</text:p>
          </table:table-cell>
          <table:table-cell table:number-columns-repeated="1007"/>
        </table:table-row>
        <table:table-row table:style-name="ro14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Missile Boat</text:p>
          </table:table-cell>
          <table:table-cell table:number-columns-repeated="1007"/>
        </table:table-row>
        <table:table-row table:style-name="ro14">
          <table:table-cell office:value-type="string">
            <text:p>Mist Lynx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1 x Flamer</text:p>
            <text:p>2 x MG</text:p>
            <text:p>2 x A-Pod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4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12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2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9" office:value-type="string">
            <text:p>Yes</text:p>
          </table:table-cell>
          <table:table-cell table:style-name="ce9"/>
          <table:table-cell office:value-type="string">
            <text:p>Brawler</text:p>
          </table:table-cell>
          <table:table-cell table:number-columns-repeated="1007"/>
        </table:table-row>
        <table:table-row table:style-name="ro14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15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MEDIUM</text:p>
          </table:table-cell>
          <table:table-cell table:style-name="ce21" table:number-columns-repeated="16"/>
          <table:table-cell table:number-columns-repeated="1007"/>
        </table:table-row>
        <table:table-row table:style-name="ro12">
          <table:table-cell office:value-type="string">
            <text:p>Pouncer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557">
            <text:p>2557</text:p>
          </table:table-cell>
          <table:table-cell office:value-type="string">
            <text:p>2 x ER PPC</text:p>
            <text:p>1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4">
          <table:table-cell office:value-type="string">
            <text:p>Pouncer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836">
            <text:p>1836</text:p>
          </table:table-cell>
          <table:table-cell office:value-type="string">
            <text:p>2 x ER LBL</text:p>
            <text:p>2 x SRM-4 (2t)</text:p>
            <text:p>1 x LRM-10 (1t)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4">
          <table:table-cell office:value-type="string">
            <text:p>Pouncer C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653">
            <text:p>1653</text:p>
          </table:table-cell>
          <table:table-cell office:value-type="string">
            <text:p>1 x UAC-10 (2t)</text:p>
            <text:p>2 x ER MBL</text:p>
            <text:p>3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4">
          <table:table-cell office:value-type="string">
            <text:p>Phantom Prim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159">
            <text:p>1159</text:p>
          </table:table-cell>
          <table:table-cell office:value-type="string">
            <text:p>1 x ER MBL</text:p>
            <text:p>1 x LRM-5 (1t)</text:p>
            <text:p>1 x ER SB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</text:p>
          </table:table-cell>
          <table:table-cell table:number-columns-repeated="1007"/>
        </table:table-row>
        <table:table-row table:style-name="ro14">
          <table:table-cell office:value-type="string">
            <text:p>Phantom B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096">
            <text:p>1096</text:p>
          </table:table-cell>
          <table:table-cell office:value-type="string">
            <text:p>2 x SRM-4 (2t)</text:p>
            <text:p>1 x ER MBL</text:p>
            <text:p>1 x ER SBL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14">
          <table:table-cell office:value-type="string">
            <text:p>Ice Ferret Prime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1 x ER SBL</text:p>
            <text:p>1 x SSRM-2 (1t)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office:value-type="string">
            <text:p>Ice Ferret B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461">
            <text:p>1461</text:p>
          </table:table-cell>
          <table:table-cell office:value-type="string">
            <text:p>1 x ER LBL</text:p>
            <text:p>1 x SPL</text:p>
            <text:p>1 x SRM-6 (1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2">
          <table:table-cell office:value-type="string">
            <text:p>Ice Ferret D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53">
            <text:p>1653</text:p>
          </table:table-cell>
          <table:table-cell office:value-type="string">
            <text:p>4 x M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2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HEAVY</text:p>
          </table:table-cell>
          <table:table-cell table:style-name="ce21" table:number-columns-repeated="16"/>
          <table:table-cell table:number-columns-repeated="1007"/>
        </table:table-row>
        <table:table-row table:style-name="ro12">
          <table:table-cell table:style-name="ce5" office:value-type="string">
            <text:p>Glass Spider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4">
          <table:table-cell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15">
          <table:table-cell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Linebacker Prim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390">
            <text:p>2390</text:p>
          </table:table-cell>
          <table:table-cell office:value-type="string">
            <text:p>2 x ER PPC</text:p>
            <text:p>1 x SSRM-4 (1t)</text:p>
            <text:p>1 x LRM-5 (1t)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4">
          <table:table-cell table:style-name="ce5" office:value-type="string">
            <text:p>Linebacker D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039">
            <text:p>2039</text:p>
          </table:table-cell>
          <table:table-cell office:value-type="string">
            <text:p>4 x SSRM-6 (3t)</text:p>
            <text:p>2 x ER MBL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office:value-type="string">
            <text:p>Timber Wolf Prim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737">
            <text:p>2737</text:p>
          </table:table-cell>
          <table:table-cell office:value-type="string">
            <text:p>2 x ER LBL</text:p>
            <text:p>2 x ER MBL</text:p>
            <text:p>2 x LRM-20 (2t)</text:p>
            <text:p>2 x MG</text:p>
            <text:p>1 x MP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15">
          <table:table-cell office:value-type="string">
            <text:p>Timber Wolf A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854">
            <text:p>2854</text:p>
          </table:table-cell>
          <table:table-cell office:value-type="string">
            <text:p>2 x ER PPC</text:p>
            <text:p>3 x MPL</text:p>
            <text:p><text:s/>1 x ER SBL</text:p>
            <text:p><text:s/>1 x SSRM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2">
          <table:table-cell office:value-type="string">
            <text:p>Timber Wolf 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444">
            <text:p>2444</text:p>
          </table:table-cell>
          <table:table-cell office:value-type="string">
            <text:p>2 x ER LBL</text:p>
            <text:p>2 x ATM-9 (6t)</text:p>
          </table:table-cell>
          <table:table-cell office:value-type="string">
            <text:p>18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eavy Striker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ASSAULT</text:p>
          </table:table-cell>
          <table:table-cell table:style-name="ce21" table:number-columns-repeated="16"/>
          <table:table-cell table:number-columns-repeated="1007"/>
        </table:table-row>
        <table:table-row table:style-name="ro14">
          <table:table-cell table:style-name="ce27" office:value-type="string">
            <text:p>Gargoyle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1537">
            <text:p>1537</text:p>
          </table:table-cell>
          <table:table-cell office:value-type="string">
            <text:p>2 x LBX-5 (2t)</text:p>
            <text:p>2 x SRM-6 (2t)</text:p>
            <text:p>1 x ER SB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27" office:value-type="string">
            <text:p>Gargoyle A</text:p>
          </table:table-cell>
          <table:table-cell table:number-columns-repeated="2" table:style-name="ce8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table:style-name="ce8" office:value-type="float" office:value="2689">
            <text:p>2689</text:p>
          </table:table-cell>
          <table:table-cell table:style-name="ce8" office:value-type="string">
            <text:p>2 x ER PPC</text:p>
            <text:p>1 x LPL</text:p>
            <text:p>1 x MPL</text:p>
            <text:p>1 x ER MBL</text:p>
            <text:p>1 x ER SBL</text:p>
          </table:table-cell>
          <table:table-cell table:style-name="ce8" office:value-type="string">
            <text:p>16 Double</text:p>
          </table:table-cell>
          <table:table-cell table:style-name="ce8" table:number-columns-repeated="7"/>
          <table:table-cell table:number-columns-repeated="2"/>
          <table:table-cell table:style-name="ce8" office:value-type="string">
            <text:p>Sniper</text:p>
          </table:table-cell>
          <table:table-cell table:number-columns-repeated="1007"/>
        </table:table-row>
        <table:table-row table:style-name="ro14">
          <table:table-cell table:style-name="ce27" office:value-type="string">
            <text:p>Gargoyle B</text:p>
          </table:table-cell>
          <table:table-cell table:number-columns-repeated="2" table:style-name="ce8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417">
            <text:p>2417</text:p>
          </table:table-cell>
          <table:table-cell office:value-type="string">
            <text:p>1 x Gauss</text:p>
            <text:p>1 x LRM-10</text:p>
            <text:p>1 x SRM-4</text:p>
          </table:table-cell>
          <table:table-cell table:style-name="ce8"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2">
          <table:table-cell table:style-name="ce11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issile Boat (Artillery)</text:p>
          </table:table-cell>
          <table:table-cell table:number-columns-repeated="1007"/>
        </table:table-row>
        <table:table-row table:style-name="ro14">
          <table:table-cell table:style-name="ce27" office:value-type="string">
            <text:p>Marauder IIC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1.5 Ferro</text:p>
          </table:table-cell>
          <table:table-cell office:value-type="float" office:value="2680">
            <text:p>2680</text:p>
          </table:table-cell>
          <table:table-cell office:value-type="string">
            <text:p>3 x ER PPC</text:p>
            <text:p>2 x MPL</text:p>
            <text:p>4 x ERSBL</text:p>
          </table:table-cell>
          <table:table-cell office:value-type="string">
            <text:p>2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27"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4">
          <table:table-cell table:style-name="ce27" office:value-type="string">
            <text:p>Dire Wolf 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896">
            <text:p>2896</text:p>
          </table:table-cell>
          <table:table-cell office:value-type="string">
            <text:p>1 x Gauss Rifle (3t)</text:p>
            <text:p>3 x LPL</text:p>
            <text:p>2 x SSRM-6 (2t)</text:p>
          </table:table-cell>
          <table:table-cell office:value-type="string">
            <text:p>2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Assault Sniper</text:p>
          </table:table-cell>
          <table:table-cell table:number-columns-repeated="1007"/>
        </table:table-row>
        <table:table-row table:style-name="ro16">
          <table:table-cell table:style-name="ce11" office:value-type="string">
            <text:p>Dire Wolf B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609">
            <text:p>2609</text:p>
          </table:table-cell>
          <table:table-cell office:value-type="string">
            <text:p>1 x LBX-10 (2t)</text:p>
            <text:p>4 x UAC-2 (2t)</text:p>
            <text:p><text:s/>2 x ER PPC</text:p>
            <text:p>2 x MPL</text:p>
            <text:p>1 x ER S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Assault Sniper</text:p>
          </table:table-cell>
          <table:table-cell table:number-columns-repeated="1007"/>
        </table:table-row>
        <table:table-row table:style-name="ro3">
          <table:table-cell table:style-name="ce11"/>
          <table:table-cell table:number-columns-repeated="1023"/>
        </table:table-row>
      </table:table>
      <table:table table:name="Clan Jade Falcon" table:style-name="ta8" table:print="false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9" table:number-columns-repeated="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4" table:default-cell-style-name="Default"/>
        <table:table-column table:style-name="co26" table:default-cell-style-name="Default"/>
        <table:table-column table:style-name="co21" table:default-cell-style-name="Default"/>
        <table:table-column table:style-name="co42" table:default-cell-style-name="Default"/>
        <table:table-column table:style-name="co17" table:default-cell-style-name="Default"/>
        <table:table-column table:style-name="co43" table:default-cell-style-name="ce9"/>
        <table:table-column table:style-name="co19" table:number-columns-repeated="1007" table:default-cell-style-name="Default"/>
        <table:table-row table:style-name="ro12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28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Role/Notes</text:p>
          </table:table-cell>
          <table:table-cell table:number-columns-repeated="1007"/>
        </table:table-row>
        <table:table-row table:style-name="ro13">
          <table:table-cell table:style-name="ce29" office:value-type="string" table:number-columns-spanned="1024" table:number-rows-spanned="1">
            <text:p>Jade Falcon</text:p>
          </table:table-cell>
          <table:covered-table-cell table:number-columns-repeated="13" table:style-name="ce13"/>
          <table:covered-table-cell table:number-columns-repeated="2" table:style-name="ce14"/>
          <table:covered-table-cell table:style-name="ce13"/>
          <table:covered-table-cell table:number-columns-repeated="1007"/>
        </table:table-row>
        <table:table-row table:style-name="ro3">
          <table:table-cell table:style-name="ce4" office:value-type="string">
            <text:p>LIGHT</text:p>
          </table:table-cell>
          <table:table-cell table:style-name="ce21" table:number-columns-repeated="16"/>
          <table:table-cell table:number-columns-repeated="1007"/>
        </table:table-row>
        <table:table-row table:style-name="ro12">
          <table:table-cell table:style-name="ce11" office:value-type="string">
            <text:p>Howler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3 Ferro</text:p>
            <text:p>(57)</text:p>
          </table:table-cell>
          <table:table-cell table:style-name="ce8" office:value-type="float" office:value="645">
            <text:p>645</text:p>
          </table:table-cell>
          <table:table-cell table:style-name="ce8" office:value-type="string">
            <text:p>3 x LRM-5 (3t)</text:p>
          </table:table-cell>
          <table:table-cell table:style-name="ce8" office:value-type="string">
            <text:p>10 Double</text:p>
          </table:table-cell>
          <table:table-cell table:style-name="ce8" table:number-columns-repeated="9"/>
          <table:table-cell table:style-name="ce8" office:value-type="string">
            <text:p>Scout/LRM Support</text:p>
          </table:table-cell>
          <table:table-cell table:number-columns-repeated="1007"/>
        </table:table-row>
        <table:table-row table:style-name="ro14">
          <table:table-cell table:style-name="ce11" office:value-type="string">
            <text:p>Locust IIC 2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120">
            <text:p>120</text:p>
          </table:table-cell>
          <table:table-cell table:style-name="ce9" office:value-type="string">
            <text:p>4 Ferro</text:p>
            <text:p>(76)</text:p>
            <text:p/>
          </table:table-cell>
          <table:table-cell table:style-name="ce9" office:value-type="float" office:value="937">
            <text:p>937</text:p>
          </table:table-cell>
          <table:table-cell table:style-name="ce9" office:value-type="string">
            <text:p>4 x SSRM-2 (1t)</text:p>
            <text:p>1 x ER MBL</text:p>
          </table:table-cell>
          <table:table-cell table:style-name="ce9" office:value-type="string">
            <text:p>10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5">
          <table:table-cell table:style-name="ce11" office:value-type="string">
            <text:p>Fire Falcon Prime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120">
            <text:p>120</text:p>
          </table:table-cell>
          <table:table-cell table:style-name="ce9" office:value-type="string">
            <text:p>4 Ferro</text:p>
            <text:p>(76)</text:p>
          </table:table-cell>
          <table:table-cell table:style-name="ce9" office:value-type="float" office:value="1451">
            <text:p>1451</text:p>
          </table:table-cell>
          <table:table-cell table:style-name="ce9" office:value-type="string">
            <text:p>2 x ER MBL</text:p>
            <text:p>2 x ER SBL</text:p>
            <text:p>1 x MPL</text:p>
            <text:p>2 x SSRM-4</text:p>
          </table:table-cell>
          <table:table-cell table:style-name="ce9" office:value-type="string">
            <text:p>10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11" office:value-type="string">
            <text:p>Kit Fox Prime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90">
            <text:p>90</text:p>
          </table:table-cell>
          <table:table-cell table:style-name="ce9" office:value-type="string">
            <text:p>4 Ferro</text:p>
            <text:p>(76)</text:p>
          </table:table-cell>
          <table:table-cell table:style-name="ce9" office:value-type="float" office:value="1085">
            <text:p>1085</text:p>
          </table:table-cell>
          <table:table-cell table:style-name="ce9" office:value-type="string">
            <text:p>1 x ER LBL</text:p>
            <text:p>1 x LBX-5 (1t)</text:p>
            <text:p>1 x SSRM-4 (1t)</text:p>
            <text:p>1 x SPL</text:p>
          </table:table-cell>
          <table:table-cell table:style-name="ce9" office:value-type="string">
            <text:p>10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2">
          <table:table-cell table:style-name="ce11" office:value-type="string">
            <text:p>Kit Fox A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90">
            <text:p>90</text:p>
          </table:table-cell>
          <table:table-cell table:style-name="ce9" office:value-type="string">
            <text:p>4 Ferro</text:p>
            <text:p>(76)</text:p>
          </table:table-cell>
          <table:table-cell table:style-name="ce9" office:value-type="float" office:value="1310">
            <text:p>1310</text:p>
          </table:table-cell>
          <table:table-cell table:style-name="ce9" office:value-type="string">
            <text:p>1 x Gauss Rifle (2t)</text:p>
            <text:p>2 x ER MBL</text:p>
          </table:table-cell>
          <table:table-cell table:style-name="ce9" office:value-type="string">
            <text:p>10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11" office:value-type="string">
            <text:p>Kit Fox C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90">
            <text:p>90</text:p>
          </table:table-cell>
          <table:table-cell table:style-name="ce9" office:value-type="string">
            <text:p>4 Ferro</text:p>
            <text:p>(76)</text:p>
          </table:table-cell>
          <table:table-cell table:style-name="ce9" office:value-type="float" office:value="1147">
            <text:p>1147</text:p>
          </table:table-cell>
          <table:table-cell table:style-name="ce9" office:value-type="string">
            <text:p>1 x ER LBL</text:p>
            <text:p>1 x SPL</text:p>
            <text:p><text:s/>2 x MG</text:p>
            <text:p>2 x A-Pod</text:p>
          </table:table-cell>
          <table:table-cell table:style-name="ce9" office:value-type="string">
            <text:p>10 Double</text:p>
          </table:table-cell>
          <table:table-cell table:style-name="ce9" table:number-columns-repeated="2"/>
          <table:table-cell table:style-name="ce9" office:value-type="string">
            <text:p>Yes</text:p>
          </table:table-cell>
          <table:table-cell table:style-name="ce9"/>
          <table:table-cell table:number-columns-repeated="2" table:style-name="ce9" office:value-type="string">
            <text:p>Yes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2">
          <table:table-cell table:style-name="ce11" office:value-type="string">
            <text:p>Cougar Prime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5.5 Ferro</text:p>
            <text:p>(105)</text:p>
          </table:table-cell>
          <table:table-cell table:style-name="ce9" office:value-type="float" office:value="1485">
            <text:p>1485</text:p>
          </table:table-cell>
          <table:table-cell table:style-name="ce9" office:value-type="string">
            <text:p>2 x LRM-10 (2t)</text:p>
            <text:p>2 x LPL</text:p>
          </table:table-cell>
          <table:table-cell table:style-name="ce9" office:value-type="string">
            <text:p>10 Double</text:p>
          </table:table-cell>
          <table:table-cell table:style-name="ce9"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4">
          <table:table-cell table:style-name="ce11" office:value-type="string">
            <text:p>Cougar A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5.5 Ferro</text:p>
            <text:p>(105)</text:p>
          </table:table-cell>
          <table:table-cell table:style-name="ce9" office:value-type="float" office:value="1697">
            <text:p>1697</text:p>
          </table:table-cell>
          <table:table-cell table:style-name="ce9" office:value-type="string">
            <text:p>2 x LRM-20 (4t)</text:p>
            <text:p>2 x ER MBL</text:p>
            <text:p>1 x SPL</text:p>
          </table:table-cell>
          <table:table-cell table:style-name="ce9" office:value-type="string">
            <text:p>10 Double</text:p>
          </table:table-cell>
          <table:table-cell table:style-name="ce9" table:number-columns-repeated="8"/>
          <table:table-cell table:style-name="ce9"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2">
          <table:table-cell table:style-name="ce11" office:value-type="string">
            <text:p>Cougar B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5.5 Ferro</text:p>
            <text:p>(105)</text:p>
          </table:table-cell>
          <table:table-cell table:style-name="ce9" office:value-type="float" office:value="1774">
            <text:p>1774</text:p>
          </table:table-cell>
          <table:table-cell table:style-name="ce9" office:value-type="string">
            <text:p>2 x ER PPC</text:p>
            <text:p>1 x ER MBL</text:p>
          </table:table-cell>
          <table:table-cell table:style-name="ce9" office:value-type="string">
            <text:p>16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MEDIUM</text:p>
          </table:table-cell>
          <table:table-cell table:style-name="ce21" table:number-columns-repeated="16"/>
          <table:table-cell table:number-columns-repeated="1007"/>
        </table:table-row>
        <table:table-row table:style-name="ro15">
          <table:table-cell table:style-name="ce11" office:value-type="string">
            <text:p>Mongrel Prime</text:p>
          </table:table-cell>
          <table:table-cell table:style-name="ce9" office:value-type="float" office:value="45">
            <text:p>45</text:p>
          </table:table-cell>
          <table:table-cell table:style-name="ce9" office:value-type="float" office:value="110">
            <text:p>110</text:p>
          </table:table-cell>
          <table:table-cell table:style-name="ce9" office:value-type="string">
            <text:p>7.5 Ferro</text:p>
            <text:p>(144)</text:p>
          </table:table-cell>
          <table:table-cell table:style-name="ce9" office:value-type="float" office:value="2290">
            <text:p>2290</text:p>
          </table:table-cell>
          <table:table-cell table:style-name="ce9" office:value-type="string">
            <text:p>1 x ER LBL</text:p>
            <text:p>3 x ER MBL</text:p>
            <text:p>1 x SSRM-6 (1t)</text:p>
            <text:p>1 x ER SBL</text:p>
          </table:table-cell>
          <table:table-cell table:style-name="ce9" office:value-type="string">
            <text:p>12 Double</text:p>
          </table:table-cell>
          <table:table-cell table:style-name="ce9" office:value-type="float" office:value="7">
            <text:p>7</text:p>
          </table:table-cell>
          <table:table-cell table:style-name="ce9" table:number-columns-repeated="6"/>
          <table:table-cell table:style-name="ce8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4">
          <table:table-cell table:style-name="ce11" office:value-type="string">
            <text:p>Mongrel A</text:p>
          </table:table-cell>
          <table:table-cell table:style-name="ce9" office:value-type="float" office:value="45">
            <text:p>45</text:p>
          </table:table-cell>
          <table:table-cell table:style-name="ce9" office:value-type="float" office:value="110">
            <text:p>110</text:p>
          </table:table-cell>
          <table:table-cell table:style-name="ce9" office:value-type="string">
            <text:p>7.5 Ferro</text:p>
            <text:p>(144)</text:p>
          </table:table-cell>
          <table:table-cell table:style-name="ce9" office:value-type="float" office:value="2031">
            <text:p>2031</text:p>
          </table:table-cell>
          <table:table-cell table:style-name="ce9" office:value-type="string">
            <text:p>2 x LRM-15 (4t)</text:p>
            <text:p>1 x MPL</text:p>
            <text:p>1 x ER SBL</text:p>
          </table:table-cell>
          <table:table-cell table:style-name="ce9" office:value-type="string">
            <text:p>10 Double</text:p>
          </table:table-cell>
          <table:table-cell table:style-name="ce9" office:value-type="float" office:value="7">
            <text:p>7</text:p>
          </table:table-cell>
          <table:table-cell table:style-name="ce9" table:number-columns-repeated="6"/>
          <table:table-cell table:style-name="ce8" table:number-columns-repeated="2"/>
          <table:table-cell office:value-type="string">
            <text:p>LRM Support</text:p>
          </table:table-cell>
          <table:table-cell table:number-columns-repeated="1007"/>
        </table:table-row>
        <table:table-row table:style-name="ro12">
          <table:table-cell table:style-name="ce11" office:value-type="string">
            <text:p>Hunchback IIC</text:p>
          </table:table-cell>
          <table:table-cell table:style-name="ce9" office:value-type="float" office:value="50">
            <text:p>50</text:p>
          </table:table-cell>
          <table:table-cell table:style-name="ce9" office:value-type="float" office:value="60">
            <text:p>60</text:p>
          </table:table-cell>
          <table:table-cell table:style-name="ce9" office:value-type="string">
            <text:p>6 Std</text:p>
            <text:p>(96)</text:p>
          </table:table-cell>
          <table:table-cell table:style-name="ce9" office:value-type="float" office:value="1679">
            <text:p>1679</text:p>
          </table:table-cell>
          <table:table-cell table:style-name="ce9" office:value-type="string">
            <text:p>2 x UAC-20 (2t)</text:p>
            <text:p>2 x ER MBL</text:p>
          </table:table-cell>
          <table:table-cell table:style-name="ce9" office:value-type="string">
            <text:p>12 Double</text:p>
          </table:table-cell>
          <table:table-cell table:style-name="ce9" office:value-type="float" office:value="4">
            <text:p>4</text:p>
          </table:table-cell>
          <table:table-cell table:style-name="ce9" table:number-columns-repeated="6"/>
          <table:table-cell table:style-name="ce8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11" office:value-type="string">
            <text:p>Black Lanner Prime</text:p>
          </table:table-cell>
          <table:table-cell table:style-name="ce9" office:value-type="float" office:value="55">
            <text:p>55</text:p>
          </table:table-cell>
          <table:table-cell table:style-name="ce9" office:value-type="float" office:value="110">
            <text:p>110</text:p>
          </table:table-cell>
          <table:table-cell table:style-name="ce9" office:value-type="string">
            <text:p>8 Ferro</text:p>
            <text:p>(153)</text:p>
          </table:table-cell>
          <table:table-cell table:style-name="ce9" office:value-type="float" office:value="2268">
            <text:p>2268</text:p>
          </table:table-cell>
          <table:table-cell table:style-name="ce9" office:value-type="string">
            <text:p>1 x ER LBL</text:p>
            <text:p>2 x ER MBL</text:p>
            <text:p>1 x LRM-10 (1t)</text:p>
            <text:p>1 x SRM-6 (1t)</text:p>
          </table:table-cell>
          <table:table-cell table:style-name="ce9" office:value-type="string">
            <text:p>10 Double</text:p>
          </table:table-cell>
          <table:table-cell table:style-name="ce9" table:number-columns-repeated="2"/>
          <table:table-cell table:style-name="ce9" office:value-type="string">
            <text:p>Yes</text:p>
          </table:table-cell>
          <table:table-cell table:style-name="ce9" table:number-columns-repeated="4"/>
          <table:table-cell table:style-name="ce8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2">
          <table:table-cell table:style-name="ce11" office:value-type="string">
            <text:p>Black Lanner A</text:p>
          </table:table-cell>
          <table:table-cell table:style-name="ce9" office:value-type="float" office:value="55">
            <text:p>55</text:p>
          </table:table-cell>
          <table:table-cell table:style-name="ce9" office:value-type="float" office:value="110">
            <text:p>110</text:p>
          </table:table-cell>
          <table:table-cell table:style-name="ce9" office:value-type="string">
            <text:p>8 Ferro</text:p>
            <text:p>(153)</text:p>
          </table:table-cell>
          <table:table-cell table:style-name="ce9" office:value-type="float" office:value="2308">
            <text:p>2308</text:p>
          </table:table-cell>
          <table:table-cell table:style-name="ce9" office:value-type="string">
            <text:p>1 x ER PPC</text:p>
            <text:p>2 x MPL</text:p>
          </table:table-cell>
          <table:table-cell table:style-name="ce9" office:value-type="string">
            <text:p>10 Double</text:p>
          </table:table-cell>
          <table:table-cell table:style-name="ce9" table:number-columns-repeated="2"/>
          <table:table-cell table:style-name="ce9" office:value-type="string">
            <text:p>Yes</text:p>
          </table:table-cell>
          <table:table-cell table:style-name="ce9"/>
          <table:table-cell table:number-columns-repeated="2" table:style-name="ce9" office:value-type="string">
            <text:p>Yes</text:p>
          </table:table-cell>
          <table:table-cell table:style-name="ce9"/>
          <table:table-cell table:style-name="ce8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11" office:value-type="string">
            <text:p>Black Lanner D</text:p>
          </table:table-cell>
          <table:table-cell table:style-name="ce9" office:value-type="float" office:value="55">
            <text:p>55</text:p>
          </table:table-cell>
          <table:table-cell table:style-name="ce9" office:value-type="float" office:value="110">
            <text:p>110</text:p>
          </table:table-cell>
          <table:table-cell table:style-name="ce9" office:value-type="string">
            <text:p>8 Ferro</text:p>
            <text:p>(153)</text:p>
          </table:table-cell>
          <table:table-cell table:style-name="ce9" office:value-type="float" office:value="1809">
            <text:p>1809</text:p>
          </table:table-cell>
          <table:table-cell table:style-name="ce9" office:value-type="string">
            <text:p>2 x MPL</text:p>
            <text:p>2 x ER SBL</text:p>
            <text:p><text:s/>2 x SRM-6 (2t)</text:p>
            <text:p>1 x Flamer</text:p>
            <text:p>4 x MG</text:p>
          </table:table-cell>
          <table:table-cell table:style-name="ce9" office:value-type="string">
            <text:p>10 Double</text:p>
          </table:table-cell>
          <table:table-cell table:style-name="ce9" table:number-columns-repeated="5"/>
          <table:table-cell table:style-name="ce9" office:value-type="string">
            <text:p>Yes</text:p>
          </table:table-cell>
          <table:table-cell table:style-name="ce9"/>
          <table:table-cell table:style-name="ce8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3" table:number-rows-repeated="2">
          <table:table-cell table:style-name="ce11"/>
          <table:table-cell table:style-name="ce9" table:number-columns-repeated="13"/>
          <table:table-cell table:style-name="ce8" table:number-columns-repeated="2"/>
          <table:table-cell table:number-columns-repeated="1008"/>
        </table:table-row>
        <table:table-row table:style-name="ro3" table:number-rows-repeated="2">
          <table:table-cell table:style-name="ce5"/>
          <table:table-cell table:style-name="ce9" table:number-columns-repeated="13"/>
          <table:table-cell table:style-name="ce8" table:number-columns-repeated="2"/>
          <table:table-cell table:number-columns-repeated="1008"/>
        </table:table-row>
        <table:table-row table:style-name="ro3">
          <table:table-cell table:style-name="ce11"/>
          <table:table-cell table:style-name="ce9" table:number-columns-repeated="13"/>
          <table:table-cell table:style-name="ce8" table:number-columns-repeated="2"/>
          <table:table-cell table:number-columns-repeated="1008"/>
        </table:table-row>
        <table:table-row table:style-name="ro3">
          <table:table-cell table:style-name="ce4" office:value-type="string">
            <text:p>HEAVY</text:p>
          </table:table-cell>
          <table:table-cell table:style-name="ce21" table:number-columns-repeated="16"/>
          <table:table-cell table:number-columns-repeated="1007"/>
        </table:table-row>
        <table:table-row table:style-name="ro12">
          <table:table-cell table:style-name="ce5" office:value-type="string">
            <text:p>Glass Spider</text:p>
          </table:table-cell>
          <table:table-cell table:number-columns-repeated="2" table:style-name="ce9" office:value-type="float" office:value="60">
            <text:p>60</text:p>
          </table:table-cell>
          <table:table-cell table:style-name="ce9" office:value-type="string">
            <text:p>10.5 Ferro</text:p>
            <text:p>(201)</text:p>
          </table:table-cell>
          <table:table-cell table:style-name="ce9" office:value-type="float" office:value="1825">
            <text:p>1825</text:p>
          </table:table-cell>
          <table:table-cell table:style-name="ce9" office:value-type="string">
            <text:p>2 x Gauss Rifle (5t)</text:p>
          </table:table-cell>
          <table:table-cell table:style-name="ce9" office:value-type="string">
            <text:p>10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4">
          <table:table-cell table:style-name="ce5" office:value-type="string">
            <text:p>Mad Dog Prime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8.5 Ferro</text:p>
            <text:p>(163)</text:p>
          </table:table-cell>
          <table:table-cell table:style-name="ce9" office:value-type="float" office:value="2351">
            <text:p>2351</text:p>
          </table:table-cell>
          <table:table-cell table:style-name="ce9" office:value-type="string">
            <text:p>2 x LRM-20 (2t)</text:p>
            <text:p>2 x LPL</text:p>
            <text:p>2 x MPL</text:p>
          </table:table-cell>
          <table:table-cell table:style-name="ce9" office:value-type="string">
            <text:p>12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ad Dog D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8.5 Ferro</text:p>
            <text:p>(163)</text:p>
          </table:table-cell>
          <table:table-cell table:style-name="ce9" office:value-type="float" office:value="2447">
            <text:p>2447</text:p>
          </table:table-cell>
          <table:table-cell table:style-name="ce9" office:value-type="string">
            <text:p>2 x ATM-12 (6t)</text:p>
            <text:p>2 x MPL</text:p>
            <text:p>2 x ER MBL</text:p>
            <text:p>2 x ER SBL</text:p>
          </table:table-cell>
          <table:table-cell table:style-name="ce9" office:value-type="string">
            <text:p>13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Hellbringer Prime</text:p>
          </table:table-cell>
          <table:table-cell table:style-name="ce9" office:value-type="float" office:value="65">
            <text:p>65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8 Std</text:p>
            <text:p>(128)</text:p>
          </table:table-cell>
          <table:table-cell table:style-name="ce9" office:value-type="float" office:value="2654">
            <text:p>2654</text:p>
          </table:table-cell>
          <table:table-cell table:style-name="ce9" office:value-type="string">
            <text:p>2 x ER PPC</text:p>
            <text:p>3 x ER MBL</text:p>
            <text:p>1 x SSRM-6 (1t)</text:p>
            <text:p>2 x MG</text:p>
            <text:p>4 x A-Pod</text:p>
          </table:table-cell>
          <table:table-cell table:style-name="ce9" office:value-type="string">
            <text:p>13 Double</text:p>
          </table:table-cell>
          <table:table-cell table:style-name="ce9" table:number-columns-repeated="2"/>
          <table:table-cell table:style-name="ce9" office:value-type="string">
            <text:p>Yes</text:p>
          </table:table-cell>
          <table:table-cell table:style-name="ce9" table:number-columns-repeated="2"/>
          <table:table-cell table:number-columns-repeated="2" table:style-name="ce9" office:value-type="string">
            <text:p>Yes</text:p>
          </table:table-cell>
          <table:table-cell table:style-name="ce8" office:value-type="string">
            <text:p>Yes</text:p>
          </table:table-cell>
          <table:table-cell table:style-name="ce8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Hellbringer A</text:p>
          </table:table-cell>
          <table:table-cell table:style-name="ce9" office:value-type="float" office:value="65">
            <text:p>65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8 Std</text:p>
            <text:p>(128)</text:p>
          </table:table-cell>
          <table:table-cell table:style-name="ce9" office:value-type="float" office:value="1948">
            <text:p>1948</text:p>
          </table:table-cell>
          <table:table-cell table:style-name="ce9" office:value-type="string">
            <text:p>1 x UAC-5 (1t)</text:p>
            <text:p>2 x ER LBL</text:p>
            <text:p>1 x LRM-20</text:p>
            <text:p>2 x MG</text:p>
            <text:p>1 x ER MBL</text:p>
          </table:table-cell>
          <table:table-cell table:style-name="ce9" table:number-columns-repeated="4"/>
          <table:table-cell table:style-name="ce9" office:value-type="string">
            <text:p>Yes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8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4">
          <table:table-cell table:style-name="ce5" office:value-type="string">
            <text:p>Summoner Prime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9.5 Ferro</text:p>
            <text:p>(182)</text:p>
          </table:table-cell>
          <table:table-cell table:style-name="ce9" office:value-type="float" office:value="2298">
            <text:p>2298</text:p>
          </table:table-cell>
          <table:table-cell table:style-name="ce9" office:value-type="string">
            <text:p>1 x LBX-10 (1t)</text:p>
            <text:p>1 x ER PPC</text:p>
            <text:p>1 x LRM-15 (2t)</text:p>
          </table:table-cell>
          <table:table-cell table:style-name="ce9" office:value-type="string">
            <text:p>14 Double</text:p>
          </table:table-cell>
          <table:table-cell table:style-name="ce9" office:value-type="float" office:value="5">
            <text:p>5</text:p>
          </table:table-cell>
          <table:table-cell table:style-name="ce9" table:number-columns-repeated="6"/>
          <table:table-cell table:style-name="ce8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4">
          <table:table-cell table:style-name="ce5" office:value-type="string">
            <text:p>Summoner A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9.5 Ferro</text:p>
            <text:p>(182)</text:p>
          </table:table-cell>
          <table:table-cell table:style-name="ce9" office:value-type="float" office:value="2145">
            <text:p>2145</text:p>
          </table:table-cell>
          <table:table-cell table:style-name="ce9" office:value-type="string">
            <text:p>1 x Gauss Rifle (1t)</text:p>
            <text:p>1 x LPL</text:p>
            <text:p>1 x SRM-6 (2t)</text:p>
          </table:table-cell>
          <table:table-cell table:style-name="ce9" office:value-type="string">
            <text:p>14 Double</text:p>
          </table:table-cell>
          <table:table-cell table:style-name="ce9" office:value-type="float" office:value="5">
            <text:p>5</text:p>
          </table:table-cell>
          <table:table-cell table:style-name="ce9" table:number-columns-repeated="6"/>
          <table:table-cell table:style-name="ce8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Black Python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11 Ferro</text:p>
            <text:p>(211)</text:p>
          </table:table-cell>
          <table:table-cell table:style-name="ce9" office:value-type="float" office:value="2813">
            <text:p>2813</text:p>
          </table:table-cell>
          <table:table-cell table:style-name="ce9" office:value-type="string">
            <text:p>2 x LPL</text:p>
            <text:p>2 x MPL</text:p>
            <text:p>4 x SPL</text:p>
            <text:p>2 x MG</text:p>
          </table:table-cell>
          <table:table-cell table:style-name="ce9" office:value-type="string">
            <text:p>13 Double</text:p>
          </table:table-cell>
          <table:table-cell table:style-name="ce9" office:value-type="float" office:value="5">
            <text:p>5</text:p>
          </table:table-cell>
          <table:table-cell table:style-name="ce9" table:number-columns-repeated="6"/>
          <table:table-cell table:style-name="ce8" office:value-type="string">
            <text:p>Yes</text:p>
          </table:table-cell>
          <table:table-cell table:style-name="ce8"/>
          <table:table-cell office:value-type="string">
            <text:p>Brawler</text:p>
          </table:table-cell>
          <table:table-cell table:number-columns-repeated="1007"/>
        </table:table-row>
        <table:table-row table:style-name="ro3" table:number-rows-repeated="4">
          <table:table-cell table:style-name="ce11"/>
          <table:table-cell table:style-name="ce9" table:number-columns-repeated="13"/>
          <table:table-cell table:style-name="ce8" table:number-columns-repeated="2"/>
          <table:table-cell table:number-columns-repeated="1008"/>
        </table:table-row>
        <table:table-row table:style-name="ro3">
          <table:table-cell table:style-name="ce4" office:value-type="string">
            <text:p>ASSAULT</text:p>
          </table:table-cell>
          <table:table-cell table:style-name="ce21" table:number-columns-repeated="16"/>
          <table:table-cell table:number-columns-repeated="1007"/>
        </table:table-row>
        <table:table-row table:style-name="ro12">
          <table:table-cell table:style-name="ce11" office:value-type="string">
            <text:p>Naga Prime</text:p>
          </table:table-cell>
          <table:table-cell table:number-columns-repeated="2" table:style-name="ce9" office:value-type="float" office:value="80">
            <text:p>80</text:p>
          </table:table-cell>
          <table:table-cell table:style-name="ce9" office:value-type="string">
            <text:p>9 Std</text:p>
            <text:p>(144)</text:p>
          </table:table-cell>
          <table:table-cell table:style-name="ce9" office:value-type="float" office:value="1840">
            <text:p>1840</text:p>
          </table:table-cell>
          <table:table-cell table:style-name="ce9" office:value-type="string">
            <text:p>2 x Arrow IV (6t)</text:p>
            <text:p>3 x ER SBL</text:p>
          </table:table-cell>
          <table:table-cell table:style-name="ce9" office:value-type="string">
            <text:p>12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Artillery Support</text:p>
          </table:table-cell>
          <table:table-cell table:number-columns-repeated="1007"/>
        </table:table-row>
        <table:table-row table:style-name="ro12">
          <table:table-cell table:style-name="ce11" office:value-type="string">
            <text:p>Supernova</text:p>
          </table:table-cell>
          <table:table-cell table:style-name="ce9" office:value-type="float" office:value="90">
            <text:p>90</text:p>
          </table:table-cell>
          <table:table-cell table:style-name="ce9" office:value-type="float" office:value="50">
            <text:p>50</text:p>
          </table:table-cell>
          <table:table-cell table:style-name="ce9" office:value-type="string">
            <text:p>14.5 Std</text:p>
            <text:p>(232)</text:p>
          </table:table-cell>
          <table:table-cell table:style-name="ce9" office:value-type="float" office:value="2801">
            <text:p>2801</text:p>
          </table:table-cell>
          <table:table-cell table:style-name="ce9" office:value-type="string">
            <text:p>6 x ER LBL</text:p>
          </table:table-cell>
          <table:table-cell table:style-name="ce9" office:value-type="string">
            <text:p>26 Double</text:p>
          </table:table-cell>
          <table:table-cell table:style-name="ce9" office:value-type="float" office:value="3">
            <text:p>3</text:p>
          </table:table-cell>
          <table:table-cell table:style-name="ce9" table:number-columns-repeated="6"/>
          <table:table-cell table:style-name="ce8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4">
          <table:table-cell table:style-name="ce11" office:value-type="string">
            <text:p>Turkina Prime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50">
            <text:p>50</text:p>
          </table:table-cell>
          <table:table-cell table:style-name="ce9" office:value-type="string">
            <text:p>18 Std</text:p>
            <text:p>(288)</text:p>
          </table:table-cell>
          <table:table-cell table:style-name="ce8" office:value-type="float" office:value="2944">
            <text:p>2944</text:p>
          </table:table-cell>
          <table:table-cell table:style-name="ce8" office:value-type="string">
            <text:p>2 x ER PPC</text:p>
            <text:p>2 x LBX-5 (2t)</text:p>
            <text:p>2 x LRM-15 (3t)</text:p>
          </table:table-cell>
          <table:table-cell table:style-name="ce8" office:value-type="string">
            <text:p>19 Double</text:p>
          </table:table-cell>
          <table:table-cell table:style-name="ce8" office:value-type="float" office:value="3">
            <text:p>3</text:p>
          </table:table-cell>
          <table:table-cell table:style-name="ce8" table:number-columns-repeated="8"/>
          <table:table-cell table:style-name="ce8" office:value-type="string">
            <text:p>Striker</text:p>
          </table:table-cell>
          <table:table-cell table:number-columns-repeated="1007"/>
        </table:table-row>
        <table:table-row table:style-name="ro12">
          <table:table-cell table:style-name="ce11" office:value-type="string">
            <text:p>Turkina A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50">
            <text:p>50</text:p>
          </table:table-cell>
          <table:table-cell table:style-name="ce9" office:value-type="string">
            <text:p>18 Std</text:p>
            <text:p>(288)</text:p>
          </table:table-cell>
          <table:table-cell table:style-name="ce9" office:value-type="float" office:value="2906">
            <text:p>2906</text:p>
          </table:table-cell>
          <table:table-cell table:style-name="ce9" office:value-type="string">
            <text:p>2 x Gauss Rifle (4t)</text:p>
            <text:p>2 x LRM-20 (4t)</text:p>
          </table:table-cell>
          <table:table-cell table:style-name="ce8" office:value-type="string">
            <text:p>15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4">
          <table:table-cell table:style-name="ce11" office:value-type="string">
            <text:p>Jupiter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50">
            <text:p>50</text:p>
          </table:table-cell>
          <table:table-cell table:style-name="ce9" office:value-type="string">
            <text:p>19.5 Std</text:p>
            <text:p>(307)</text:p>
          </table:table-cell>
          <table:table-cell table:style-name="ce9" office:value-type="float" office:value="2784">
            <text:p>2784</text:p>
          </table:table-cell>
          <table:table-cell table:style-name="ce9" office:value-type="string">
            <text:p>4 x UAC-5 (4t)</text:p>
            <text:p>2 x ER PPC</text:p>
            <text:p>2 x LRM-15 (2t)</text:p>
          </table:table-cell>
          <table:table-cell table:style-name="ce9" office:value-type="string">
            <text:p>17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 table:number-rows-repeated="2">
          <table:table-cell table:style-name="ce11"/>
          <table:table-cell table:style-name="ce9" table:number-columns-repeated="13"/>
          <table:table-cell table:style-name="ce8" table:number-columns-repeated="2"/>
          <table:table-cell table:number-columns-repeated="100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Smoke Jaguar" table:style-name="ta9" table:print="false">
        <table:table-column table:style-name="co44" table:default-cell-style-name="ce11"/>
        <table:table-column table:style-name="co45" table:default-cell-style-name="ce9"/>
        <table:table-column table:style-name="co46" table:default-cell-style-name="ce9"/>
        <table:table-column table:style-name="co27" table:default-cell-style-name="ce9"/>
        <table:table-column table:style-name="co23" table:default-cell-style-name="ce9"/>
        <table:table-column table:style-name="co47" table:default-cell-style-name="ce9"/>
        <table:table-column table:style-name="co48" table:default-cell-style-name="ce9"/>
        <table:table-column table:style-name="co45" table:default-cell-style-name="ce9"/>
        <table:table-column table:style-name="co49" table:default-cell-style-name="ce9"/>
        <table:table-column table:style-name="co21" table:default-cell-style-name="ce9"/>
        <table:table-column table:style-name="co17" table:default-cell-style-name="ce9"/>
        <table:table-column table:style-name="co50" table:number-columns-repeated="2" table:default-cell-style-name="ce9"/>
        <table:table-column table:style-name="co39" table:default-cell-style-name="ce9"/>
        <table:table-column table:style-name="co31" table:default-cell-style-name="ce8"/>
        <table:table-column table:style-name="co51" table:default-cell-style-name="ce8"/>
        <table:table-column table:style-name="co52" table:default-cell-style-name="ce9"/>
        <table:table-column table:style-name="co19" table:number-columns-repeated="1007" table:default-cell-style-name="Default"/>
        <table:table-row table:style-name="ro12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28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Role/Notes</text:p>
          </table:table-cell>
          <table:table-cell table:number-columns-repeated="1007"/>
        </table:table-row>
        <table:table-row table:style-name="ro13">
          <table:table-cell table:style-name="ce30" office:value-type="string" table:number-columns-spanned="1024" table:number-rows-spanned="1">
            <text:p>Smoke Jaguar</text:p>
          </table:table-cell>
          <table:covered-table-cell table:number-columns-repeated="13" table:style-name="ce13"/>
          <table:covered-table-cell table:number-columns-repeated="2" table:style-name="ce14"/>
          <table:covered-table-cell table:style-name="ce13"/>
          <table:covered-table-cell table:number-columns-repeated="1007"/>
        </table:table-row>
        <table:table-row table:style-name="ro3">
          <table:table-cell table:style-name="ce4" office:value-type="string">
            <text:p>LIGHT</text:p>
          </table:table-cell>
          <table:table-cell table:style-name="ce21" table:number-columns-repeated="16"/>
          <table:table-cell table:number-columns-repeated="1007"/>
        </table:table-row>
        <table:table-row table:style-name="ro14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4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2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2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4">
          <table:table-cell office:value-type="string">
            <text:p>Arctic Cheetah Prime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334">
            <text:p>1334</text:p>
          </table:table-cell>
          <table:table-cell office:value-type="string">
            <text:p>2 x ER MBL</text:p>
            <text:p>2 x LRM-5 (2t)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4">
          <table:table-cell office:value-type="string">
            <text:p>Arctic Cheetah C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840">
            <text:p>1840</text:p>
          </table:table-cell>
          <table:table-cell office:value-type="string">
            <text:p>4 x ER MBL</text:p>
            <text:p>2 x MPL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2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9" office:value-type="string">
            <text:p>Yes</text:p>
          </table:table-cell>
          <table:table-cell table:style-name="ce9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MEDIUM</text:p>
          </table:table-cell>
          <table:table-cell table:style-name="ce21" table:number-columns-repeated="16"/>
          <table:table-cell table:number-columns-repeated="1007"/>
        </table:table-row>
        <table:table-row table:style-name="ro15">
          <table:table-cell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4">
          <table:table-cell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2">
          <table:table-cell office:value-type="string">
            <text:p>Shadow Cat Prime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156">
            <text:p>2156</text:p>
          </table:table-cell>
          <table:table-cell office:value-type="string">
            <text:p>1 x Gauss Rifle (2t)</text:p>
            <text:p>2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2">
          <table:table-cell office:value-type="string">
            <text:p>Shadow Cat A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220">
            <text:p>2220</text:p>
          </table:table-cell>
          <table:table-cell office:value-type="string">
            <text:p>2 x ER LBL</text:p>
            <text:p>1 x SSRM-6</text:p>
          </table:table-cell>
          <table:table-cell office:value-type="string">
            <text:p>13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2">
          <table:table-cell office:value-type="string">
            <text:p>Shadow Cat B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420">
            <text:p>2420</text:p>
          </table:table-cell>
          <table:table-cell office:value-type="string">
            <text:p>2 x LRM-15 (4t)</text:p>
            <text:p>2 x ER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2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2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4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2">
          <table:table-cell table:style-name="ce5"/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281">
            <text:p>2281</text:p>
          </table:table-cell>
          <table:table-cell office:value-type="string">
            <text:p>1 x UAC/20 (2t)</text:p>
            <text:p>6 x ER MBL</text:p>
          </table:table-cell>
          <table:table-cell office:value-type="string">
            <text:p>13 Double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HEAVY</text:p>
          </table:table-cell>
          <table:table-cell table:style-name="ce21" table:number-columns-repeated="16"/>
          <table:table-cell table:number-columns-repeated="1007"/>
        </table:table-row>
        <table:table-row table:style-name="ro14">
          <table:table-cell table:style-name="ce5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4">
          <table:table-cell table:style-name="ce5" office:value-type="string">
            <text:p>Mad Dog A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1923">
            <text:p>1923</text:p>
          </table:table-cell>
          <table:table-cell office:value-type="string">
            <text:p>1 x ER PPC</text:p>
            <text:p>1 x LBX-5 (2t)</text:p>
            <text:p>6 x SRM-6 (4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Ebon Jaguar Prime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1952">
            <text:p>1952</text:p>
          </table:table-cell>
          <table:table-cell office:value-type="string">
            <text:p>1 x Gauss Rifle (2t)</text:p>
            <text:p>1 x LBX-5 (2t)</text:p>
            <text:p>1 x ER MBL</text:p>
            <text:p>1 x LRM-10 (2t)</text:p>
            <text:p>1 x SRM-2 (1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Ebon Jaguar 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2429">
            <text:p>2429</text:p>
          </table:table-cell>
          <table:table-cell office:value-type="string">
            <text:p>1 x UAC/20 (3t)</text:p>
            <text:p>2 x ER LBL</text:p>
            <text:p>4 x ER MBL</text:p>
            <text:p>1 x MPL</text:p>
            <text:p>1 x Flamer</text:p>
            <text:p>2 x MG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Black Python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813">
            <text:p>2813</text:p>
          </table:table-cell>
          <table:table-cell office:value-type="string">
            <text:p>2 x LPL</text:p>
            <text:p>2 x MPL</text:p>
            <text:p>4 x SPL</text:p>
            <text:p>2 x MG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ASSAULT</text:p>
          </table:table-cell>
          <table:table-cell table:style-name="ce21" table:number-columns-repeated="16"/>
          <table:table-cell table:number-columns-repeated="1007"/>
        </table:table-row>
        <table:table-row table:style-name="ro12">
          <table:table-cell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rtillery Support</text:p>
          </table:table-cell>
          <table:table-cell table:number-columns-repeated="1007"/>
        </table:table-row>
        <table:table-row table:style-name="ro12">
          <table:table-cell office:value-type="string">
            <text:p>Warhawk Prime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3194">
            <text:p>3194</text:p>
          </table:table-cell>
          <table:table-cell office:value-type="string">
            <text:p>4 x ER PPC</text:p>
            <text:p>1 x LRM-10 (1t)</text:p>
          </table:table-cell>
          <table:table-cell office:value-type="string">
            <text:p>2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2">
          <table:table-cell office:value-type="string">
            <text:p>Supernova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801">
            <text:p>2801</text:p>
          </table:table-cell>
          <table:table-cell office:value-type="string">
            <text:p>6 x ER LBL</text:p>
          </table:table-cell>
          <table:table-cell office:value-type="string">
            <text:p>26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4">
          <table:table-cell office:value-type="string">
            <text:p>Executioner Prime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8" office:value-type="string">
            <text:p>19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5">
          <table:table-cell office:value-type="string">
            <text:p>Dire Wolf C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3610">
            <text:p>3610</text:p>
          </table:table-cell>
          <table:table-cell office:value-type="string">
            <text:p>2 x ER PPC</text:p>
            <text:p>4 x MPL</text:p>
            <text:p>2 x ATM-6 (2t)</text:p>
            <text:p>1 x SSRM-4 (1t)</text:p>
          </table:table-cell>
          <table:table-cell office:value-type="string">
            <text:p>23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14">
          <table:table-cell office:value-type="string">
            <text:p>Stone Rhino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3001">
            <text:p>3001</text:p>
          </table:table-cell>
          <table:table-cell office:value-type="string">
            <text:p>2 x LPL</text:p>
            <text:p>2 x Gauss Rifle (4t)</text:p>
            <text:p>1 x SP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</table:table>
      <table:table table:name="Clan Ghost Bear" table:style-name="ta10" table:print="false">
        <table:table-column table:style-name="co53" table:default-cell-style-name="ce11"/>
        <table:table-column table:style-name="co51" table:default-cell-style-name="ce9"/>
        <table:table-column table:style-name="co16" table:default-cell-style-name="ce9"/>
        <table:table-column table:style-name="co54" table:default-cell-style-name="ce9"/>
        <table:table-column table:style-name="co55" table:default-cell-style-name="ce9"/>
        <table:table-column table:style-name="co56" table:default-cell-style-name="ce9"/>
        <table:table-column table:style-name="co57" table:default-cell-style-name="ce9"/>
        <table:table-column table:style-name="co39" table:number-columns-repeated="2" table:default-cell-style-name="ce9"/>
        <table:table-column table:style-name="co45" table:default-cell-style-name="ce9"/>
        <table:table-column table:style-name="co39" table:default-cell-style-name="ce9"/>
        <table:table-column table:style-name="co45" table:default-cell-style-name="ce9"/>
        <table:table-column table:style-name="co58" table:default-cell-style-name="ce9"/>
        <table:table-column table:style-name="co41" table:default-cell-style-name="ce9"/>
        <table:table-column table:style-name="co51" table:default-cell-style-name="ce8"/>
        <table:table-column table:style-name="co24" table:default-cell-style-name="ce8"/>
        <table:table-column table:style-name="co59" table:default-cell-style-name="ce9"/>
        <table:table-column table:style-name="co19" table:number-columns-repeated="1007" table:default-cell-style-name="Default"/>
        <table:table-row table:style-name="ro12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28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Role/Notes</text:p>
          </table:table-cell>
          <table:table-cell table:number-columns-repeated="1007"/>
        </table:table-row>
        <table:table-row table:style-name="ro13">
          <table:table-cell table:style-name="ce31" office:value-type="string" table:number-columns-spanned="1024" table:number-rows-spanned="1">
            <text:p>Ghost Bear</text:p>
          </table:table-cell>
          <table:covered-table-cell table:number-columns-repeated="13" table:style-name="ce13"/>
          <table:covered-table-cell table:number-columns-repeated="2" table:style-name="ce14"/>
          <table:covered-table-cell table:style-name="ce13"/>
          <table:covered-table-cell table:number-columns-repeated="1007"/>
        </table:table-row>
        <table:table-row table:style-name="ro3">
          <table:table-cell table:style-name="ce4" office:value-type="string">
            <text:p>LIGHT</text:p>
          </table:table-cell>
          <table:table-cell table:style-name="ce21" table:number-columns-repeated="16"/>
          <table:table-cell table:number-columns-repeated="1007"/>
        </table:table-row>
        <table:table-row table:style-name="ro14">
          <table:table-cell office:value-type="string">
            <text:p>Fire Moth Prime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2 Ferro</text:p>
            <text:p>(38)</text:p>
          </table:table-cell>
          <table:table-cell table:style-name="ce8" office:value-type="float" office:value="1251">
            <text:p>1251</text:p>
          </table:table-cell>
          <table:table-cell table:style-name="ce8" office:value-type="string">
            <text:p>2 x ER MBL</text:p>
            <text:p>1 x SRM-6 (1t)</text:p>
            <text:p>1 x SRM-4 (1t)</text:p>
          </table:table-cell>
          <table:table-cell table:style-name="ce8" office:value-type="string">
            <text:p>10 Double</text:p>
          </table:table-cell>
          <table:table-cell table:style-name="ce8"/>
          <table:table-cell table:style-name="ce8" office:value-type="string">
            <text:p>Yes</text:p>
          </table:table-cell>
          <table:table-cell table:style-name="ce8" table:number-columns-repeated="5"/>
          <table:table-cell table:number-columns-repeated="2"/>
          <table:table-cell table:style-name="ce8" office:value-type="string">
            <text:p>Light Skirmisher</text:p>
          </table:table-cell>
          <table:table-cell table:number-columns-repeated="1007"/>
        </table:table-row>
        <table:table-row table:style-name="ro12">
          <table:table-cell office:value-type="string">
            <text:p>Fire Moth A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2 Ferro</text:p>
            <text:p>(38)</text:p>
          </table:table-cell>
          <table:table-cell office:value-type="float" office:value="639">
            <text:p>639</text:p>
          </table:table-cell>
          <table:table-cell office:value-type="string">
            <text:p>1 x SSRM-4 (1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Light Scout</text:p>
          </table:table-cell>
          <table:table-cell table:number-columns-repeated="1007"/>
        </table:table-row>
        <table:table-row table:style-name="ro12">
          <table:table-cell office:value-type="string">
            <text:p>Fire Moth C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2 Ferro</text:p>
            <text:p>(38)</text:p>
          </table:table-cell>
          <table:table-cell office:value-type="float" office:value="759">
            <text:p>759</text:p>
          </table:table-cell>
          <table:table-cell office:value-type="string">
            <text:p>2 x LRM-5 (2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Light LRM Support</text:p>
          </table:table-cell>
          <table:table-cell table:number-columns-repeated="1007"/>
        </table:table-row>
        <table:table-row table:style-name="ro12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9" office:value-type="string">
            <text:p>Yes</text:p>
          </table:table-cell>
          <table:table-cell table:style-name="ce9"/>
          <table:table-cell office:value-type="string">
            <text:p>Light Sniper</text:p>
          </table:table-cell>
          <table:table-cell table:number-columns-repeated="1007"/>
        </table:table-row>
        <table:table-row table:style-name="ro14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MEDIUM</text:p>
          </table:table-cell>
          <table:table-cell table:style-name="ce21" table:number-columns-repeated="16"/>
          <table:table-cell table:number-columns-repeated="1007"/>
        </table:table-row>
        <table:table-row table:style-name="ro14">
          <table:table-cell office:value-type="string">
            <text:p>Viper Prim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450">
            <text:p>1450</text:p>
          </table:table-cell>
          <table:table-cell office:value-type="string">
            <text:p>2 x MPL</text:p>
            <text:p>2 x MG</text:p>
            <text:p>1 x SRM-4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0"/>
        </table:table-row>
        <table:table-row table:style-name="ro12">
          <table:table-cell office:value-type="string">
            <text:p>Viper A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989">
            <text:p>1989</text:p>
          </table:table-cell>
          <table:table-cell office:value-type="string">
            <text:p>5 x ER 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08"/>
        </table:table-row>
        <table:table-row table:style-name="ro14">
          <table:table-cell office:value-type="string">
            <text:p>Viper B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830">
            <text:p>1830</text:p>
          </table:table-cell>
          <table:table-cell office:value-type="string">
            <text:p>1 x ER PPC</text:p>
            <text:p>2 x SPL</text:p>
            <text:p>1 x Flamer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5">
          <table:table-cell table:style-name="ce5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4">
          <table:table-cell table:style-name="ce5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2">
          <table:table-cell office:value-type="string">
            <text:p>Nova Prime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2663">
            <text:p>2663</text:p>
          </table:table-cell>
          <table:table-cell office:value-type="string">
            <text:p>8 x ER MBL</text:p>
          </table:table-cell>
          <table:table-cell office:value-type="string">
            <text:p>18 Double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2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6">
          <table:table-cell office:value-type="string">
            <text:p>Ursu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8.5 Ferro</text:p>
            <text:p>(163)</text:p>
          </table:table-cell>
          <table:table-cell office:value-type="float" office:value="1778">
            <text:p>1778</text:p>
          </table:table-cell>
          <table:table-cell office:value-type="string">
            <text:p>1 x ER LBL</text:p>
            <text:p>2 x ER MBL</text:p>
            <text:p>2 x MPL</text:p>
            <text:p>1 x LRM-10 (1t)</text:p>
            <text:p>1 x SRM-6 (1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2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4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HEAVY</text:p>
          </table:table-cell>
          <table:table-cell table:style-name="ce21" table:number-columns-repeated="16"/>
          <table:table-cell table:number-columns-repeated="1007"/>
        </table:table-row>
        <table:table-row table:style-name="ro12">
          <table:table-cell table:style-name="ce5" office:value-type="string">
            <text:p>Glass Spider Mk 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4">
          <table:table-cell table:style-name="ce5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3">
          <table:table-cell table:style-name="ce5" office:value-type="string">
            <text:p>Grizzly Mk 1</text:p>
          </table:table-cell>
          <table:table-cell table:number-columns-repeated="1023"/>
        </table:table-row>
        <table:table-row table:style-name="ro3">
          <table:table-cell table:style-name="ce5" office:value-type="string">
            <text:p>Grizzly Mk 2</text:p>
          </table:table-cell>
          <table:table-cell table:number-columns-repeated="1023"/>
        </table:table-row>
        <table:table-row table:style-name="ro3">
          <table:table-cell table:style-name="ce4" office:value-type="string">
            <text:p>ASSAULT</text:p>
          </table:table-cell>
          <table:table-cell table:style-name="ce21" table:number-columns-repeated="16"/>
          <table:table-cell table:number-columns-repeated="1007"/>
        </table:table-row>
        <table:table-row table:style-name="ro12">
          <table:table-cell table:style-name="ce5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1017"/>
        </table:table-row>
        <table:table-row table:style-name="ro14">
          <table:table-cell office:value-type="string">
            <text:p>Executioner Prime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8" office:value-type="string">
            <text:p>19 Double</text:p>
          </table:table-cell>
          <table:table-cell table:number-columns-repeated="1017"/>
        </table:table-row>
        <table:table-row table:style-name="ro3">
          <table:table-cell office:value-type="string">
            <text:p>Executioner B</text:p>
          </table:table-cell>
          <table:table-cell table:style-name="ce8" table:number-columns-repeated="2"/>
          <table:table-cell/>
          <table:table-cell table:style-name="ce8" table:number-columns-repeated="10"/>
          <table:table-cell table:number-columns-repeated="2"/>
          <table:table-cell table:style-name="ce8"/>
          <table:table-cell table:number-columns-repeated="1007"/>
        </table:table-row>
        <table:table-row table:style-name="ro3">
          <table:table-cell office:value-type="string">
            <text:p>Kodiak Mk 1</text:p>
          </table:table-cell>
          <table:table-cell table:style-name="ce8" table:number-columns-repeated="2"/>
          <table:table-cell table:number-columns-repeated="3"/>
          <table:table-cell table:style-name="ce8"/>
          <table:table-cell table:number-columns-repeated="1017"/>
        </table:table-row>
        <table:table-row table:style-name="ro3">
          <table:table-cell office:value-type="string">
            <text:p>Kodiak Mk 2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Hell's Horses" table:style-name="ta11" table:print="false">
        <table:table-column table:style-name="co60" table:default-cell-style-name="ce11"/>
        <table:table-column table:style-name="co21" table:default-cell-style-name="ce9"/>
        <table:table-column table:style-name="co24" table:number-columns-repeated="2" table:default-cell-style-name="ce9"/>
        <table:table-column table:style-name="co45" table:default-cell-style-name="ce9"/>
        <table:table-column table:style-name="co61" table:default-cell-style-name="ce9"/>
        <table:table-column table:style-name="co62" table:default-cell-style-name="ce9"/>
        <table:table-column table:style-name="co50" table:default-cell-style-name="ce9"/>
        <table:table-column table:style-name="co34" table:default-cell-style-name="ce9"/>
        <table:table-column table:style-name="co58" table:number-columns-repeated="2" table:default-cell-style-name="ce9"/>
        <table:table-column table:style-name="co37" table:number-columns-repeated="2" table:default-cell-style-name="ce9"/>
        <table:table-column table:style-name="co63" table:default-cell-style-name="ce9"/>
        <table:table-column table:style-name="co46" table:default-cell-style-name="ce8"/>
        <table:table-column table:style-name="co55" table:default-cell-style-name="ce8"/>
        <table:table-column table:style-name="co64" table:default-cell-style-name="ce9"/>
        <table:table-column table:style-name="co19" table:number-columns-repeated="1007" table:default-cell-style-name="Default"/>
        <table:table-row table:style-name="ro12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28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Role/Notes</text:p>
          </table:table-cell>
          <table:table-cell table:number-columns-repeated="1007"/>
        </table:table-row>
        <table:table-row table:style-name="ro13">
          <table:table-cell table:style-name="ce32" office:value-type="string" table:number-columns-spanned="1024" table:number-rows-spanned="1">
            <text:p>Hell's Horses</text:p>
          </table:table-cell>
          <table:covered-table-cell table:number-columns-repeated="13" table:style-name="ce13"/>
          <table:covered-table-cell table:number-columns-repeated="2" table:style-name="ce14"/>
          <table:covered-table-cell table:style-name="ce13"/>
          <table:covered-table-cell table:number-columns-repeated="1007"/>
        </table:table-row>
        <table:table-row table:style-name="ro3">
          <table:table-cell table:style-name="ce4" office:value-type="string">
            <text:p>LIGHT</text:p>
          </table:table-cell>
          <table:table-cell table:style-name="ce21" table:number-columns-repeated="16"/>
          <table:table-cell table:number-columns-repeated="1007"/>
        </table:table-row>
        <table:table-row table:style-name="ro3">
          <table:table-cell/>
          <table:table-cell table:style-name="ce8" table:number-columns-repeated="13"/>
          <table:table-cell table:number-columns-repeated="2"/>
          <table:table-cell table:style-name="ce8"/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4"/>
          <table:table-cell table:style-name="ce9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" office:value-type="string">
            <text:p>MEDIUM</text:p>
          </table:table-cell>
          <table:table-cell table:style-name="ce21" table:number-columns-repeated="16"/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 table:number-rows-repeated="2">
          <table:table-cell table:style-name="ce5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HEAVY</text:p>
          </table:table-cell>
          <table:table-cell table:style-name="ce21" table:number-columns-repeated="16"/>
          <table:table-cell table:number-columns-repeated="1007"/>
        </table:table-row>
        <table:table-row table:style-name="ro3" table:number-rows-repeated="6">
          <table:table-cell table:style-name="ce5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4" office:value-type="string">
            <text:p>ASSAULT</text:p>
          </table:table-cell>
          <table:table-cell table:style-name="ce21" table:number-columns-repeated="16"/>
          <table:table-cell table:number-columns-repeated="1007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8" table:number-columns-repeated="2"/>
          <table:table-cell/>
          <table:table-cell table:style-name="ce8" table:number-columns-repeated="10"/>
          <table:table-cell table:number-columns-repeated="2"/>
          <table:table-cell table:style-name="ce8"/>
          <table:table-cell table:number-columns-repeated="1007"/>
        </table:table-row>
        <table:table-row table:style-name="ro3">
          <table:table-cell/>
          <table:table-cell table:style-name="ce8" table:number-columns-repeated="2"/>
          <table:table-cell table:number-columns-repeated="3"/>
          <table:table-cell table:style-name="ce8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8">2020-08-08</text:date>, <text:time>21:3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20-08-08T21:39:53.77</dc:date>
    <meta:editing-duration>P38DT18H23M59S</meta:editing-duration>
    <meta:editing-cycles>184</meta:editing-cycles>
    <meta:generator>OpenOffice/4.1.7$Win32 OpenOffice.org_project/417m1$Build-9800</meta:generator>
    <meta:document-statistic meta:table-count="11" meta:cell-count="2998" meta:object-count="0"/>
  </office:meta>
</office:document-meta>
</file>